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X</text:p>
          </table:table-cell>
          <table:table-cell table:number-columns-repeated="2" office:value-type="string">
            <text:p>Y</text:p>
          </table:table-cell>
          <table:table-cell table:number-columns-repeated="5"/>
        </table:table-row>
        <table:table-row table:style-name="ro1">
          <table:table-cell office:value-type="string">
            <text:p>N1</text:p>
          </table:table-cell>
          <table:table-cell table:formula="of:=&quot;X&quot;&amp;[.I3]" office:value-type="string" office:string-value="X2700">
            <text:p>X2700</text:p>
          </table:table-cell>
          <table:table-cell table:formula="of:= &quot;Y&quot; &amp; [.D2]" office:value-type="string" office:string-value="Y150.7">
            <text:p>Y150.7</text:p>
          </table:table-cell>
          <table:table-cell table:formula="of:=[.I2]" office:value-type="float" office:value="150.7">
            <text:p>150.7</text:p>
          </table:table-cell>
          <table:table-cell table:number-columns-repeated="3"/>
          <table:table-cell office:value-type="string">
            <text:p>Y PIN 1</text:p>
          </table:table-cell>
          <table:table-cell office:value-type="float" office:value="150.7">
            <text:p>150.7</text:p>
          </table:table-cell>
        </table:table-row>
        <table:table-row table:style-name="ro1">
          <table:table-cell office:value-type="string">
            <text:p>N2</text:p>
          </table:table-cell>
          <table:table-cell table:formula="of:=[.B2]" office:value-type="string" office:string-value="X2700">
            <text:p>X2700</text:p>
          </table:table-cell>
          <table:table-cell table:formula="of:= &quot;Y&quot; &amp; [.D3]" office:value-type="string" office:string-value="Y155.491666666667">
            <text:p>Y155.491666666667</text:p>
          </table:table-cell>
          <table:table-cell table:formula="of:=[.D2]+[.$I$4]" office:value-type="float" office:value="155.491666666667">
            <text:p>155.4916666667</text:p>
          </table:table-cell>
          <table:table-cell table:number-columns-repeated="3"/>
          <table:table-cell office:value-type="string">
            <text:p>X Position</text:p>
          </table:table-cell>
          <table:table-cell office:value-type="float" office:value="2700">
            <text:p>2700</text:p>
          </table:table-cell>
        </table:table-row>
        <table:table-row table:style-name="ro1">
          <table:table-cell office:value-type="string">
            <text:p>N3</text:p>
          </table:table-cell>
          <table:table-cell table:formula="of:=[.B3]" office:value-type="string" office:string-value="X2700">
            <text:p>X2700</text:p>
          </table:table-cell>
          <table:table-cell table:formula="of:= &quot;Y&quot; &amp; [.D4]" office:value-type="string" office:string-value="Y160.283333333333">
            <text:p>Y160.283333333333</text:p>
          </table:table-cell>
          <table:table-cell table:formula="of:=[.D3]+[.$I$4]" office:value-type="float" office:value="160.283333333333">
            <text:p>160.2833333333</text:p>
          </table:table-cell>
          <table:table-cell table:number-columns-repeated="3"/>
          <table:table-cell office:value-type="string">
            <text:p>Pitch</text:p>
          </table:table-cell>
          <table:table-cell table:formula="of:=230/48" office:value-type="float" office:value="4.79166666666667">
            <text:p>4.7916666667</text:p>
          </table:table-cell>
        </table:table-row>
        <table:table-row table:style-name="ro1">
          <table:table-cell office:value-type="string">
            <text:p>N4</text:p>
          </table:table-cell>
          <table:table-cell table:formula="of:=[.B4]" office:value-type="string" office:string-value="X2700">
            <text:p>X2700</text:p>
          </table:table-cell>
          <table:table-cell table:formula="of:= &quot;Y&quot; &amp; [.D5]" office:value-type="string" office:string-value="Y165.075">
            <text:p>Y165.075</text:p>
          </table:table-cell>
          <table:table-cell table:formula="of:=[.D4]+[.$I$4]" office:value-type="float" office:value="165.075">
            <text:p>165.075</text:p>
          </table:table-cell>
          <table:table-cell table:number-columns-repeated="5"/>
        </table:table-row>
        <table:table-row table:style-name="ro1">
          <table:table-cell office:value-type="string">
            <text:p>N5</text:p>
          </table:table-cell>
          <table:table-cell table:formula="of:=[.B5]" office:value-type="string" office:string-value="X2700">
            <text:p>X2700</text:p>
          </table:table-cell>
          <table:table-cell table:formula="of:= &quot;Y&quot; &amp; [.D6]" office:value-type="string" office:string-value="Y169.866666666667">
            <text:p>Y169.866666666667</text:p>
          </table:table-cell>
          <table:table-cell table:formula="of:=[.D5]+[.$I$4]" office:value-type="float" office:value="169.866666666667">
            <text:p>169.8666666667</text:p>
          </table:table-cell>
          <table:table-cell table:number-columns-repeated="5"/>
        </table:table-row>
        <table:table-row table:style-name="ro1">
          <table:table-cell office:value-type="string">
            <text:p>N6</text:p>
          </table:table-cell>
          <table:table-cell table:formula="of:=[.B6]" office:value-type="string" office:string-value="X2700">
            <text:p>X2700</text:p>
          </table:table-cell>
          <table:table-cell table:formula="of:= &quot;Y&quot; &amp; [.D7]" office:value-type="string" office:string-value="Y174.658333333333">
            <text:p>Y174.658333333333</text:p>
          </table:table-cell>
          <table:table-cell table:formula="of:=[.D6]+[.$I$4]" office:value-type="float" office:value="174.658333333333">
            <text:p>174.6583333333</text:p>
          </table:table-cell>
          <table:table-cell table:number-columns-repeated="5"/>
        </table:table-row>
        <table:table-row table:style-name="ro1">
          <table:table-cell office:value-type="string">
            <text:p>N7</text:p>
          </table:table-cell>
          <table:table-cell table:formula="of:=[.B7]" office:value-type="string" office:string-value="X2700">
            <text:p>X2700</text:p>
          </table:table-cell>
          <table:table-cell table:formula="of:= &quot;Y&quot; &amp; [.D8]" office:value-type="string" office:string-value="Y179.45">
            <text:p>Y179.45</text:p>
          </table:table-cell>
          <table:table-cell table:formula="of:=[.D7]+[.$I$4]" office:value-type="float" office:value="179.45">
            <text:p>179.45</text:p>
          </table:table-cell>
          <table:table-cell table:number-columns-repeated="5"/>
        </table:table-row>
        <table:table-row table:style-name="ro1">
          <table:table-cell office:value-type="string">
            <text:p>N8</text:p>
          </table:table-cell>
          <table:table-cell table:formula="of:=[.B8]" office:value-type="string" office:string-value="X2700">
            <text:p>X2700</text:p>
          </table:table-cell>
          <table:table-cell table:formula="of:= &quot;Y&quot; &amp; [.D9]" office:value-type="string" office:string-value="Y184.241666666667">
            <text:p>Y184.241666666667</text:p>
          </table:table-cell>
          <table:table-cell table:formula="of:=[.D8]+[.$I$4]" office:value-type="float" office:value="184.241666666667">
            <text:p>184.2416666667</text:p>
          </table:table-cell>
          <table:table-cell table:number-columns-repeated="5"/>
        </table:table-row>
        <table:table-row table:style-name="ro1">
          <table:table-cell office:value-type="string">
            <text:p>N9</text:p>
          </table:table-cell>
          <table:table-cell table:formula="of:=[.B9]" office:value-type="string" office:string-value="X2700">
            <text:p>X2700</text:p>
          </table:table-cell>
          <table:table-cell table:formula="of:= &quot;Y&quot; &amp; [.D10]" office:value-type="string" office:string-value="Y189.033333333333">
            <text:p>Y189.033333333333</text:p>
          </table:table-cell>
          <table:table-cell table:formula="of:=[.D9]+[.$I$4]" office:value-type="float" office:value="189.033333333333">
            <text:p>189.0333333333</text:p>
          </table:table-cell>
          <table:table-cell table:number-columns-repeated="5"/>
        </table:table-row>
        <table:table-row table:style-name="ro1">
          <table:table-cell office:value-type="string">
            <text:p>N10</text:p>
          </table:table-cell>
          <table:table-cell table:formula="of:=[.B10]" office:value-type="string" office:string-value="X2700">
            <text:p>X2700</text:p>
          </table:table-cell>
          <table:table-cell table:formula="of:= &quot;Y&quot; &amp; [.D11]" office:value-type="string" office:string-value="Y193.825">
            <text:p>Y193.825</text:p>
          </table:table-cell>
          <table:table-cell table:formula="of:=[.D10]+[.$I$4]" office:value-type="float" office:value="193.825">
            <text:p>193.825</text:p>
          </table:table-cell>
          <table:table-cell table:number-columns-repeated="5"/>
        </table:table-row>
        <table:table-row table:style-name="ro1">
          <table:table-cell office:value-type="string">
            <text:p>N11</text:p>
          </table:table-cell>
          <table:table-cell table:formula="of:=[.B11]" office:value-type="string" office:string-value="X2700">
            <text:p>X2700</text:p>
          </table:table-cell>
          <table:table-cell table:formula="of:= &quot;Y&quot; &amp; [.D12]" office:value-type="string" office:string-value="Y198.616666666667">
            <text:p>Y198.616666666667</text:p>
          </table:table-cell>
          <table:table-cell table:formula="of:=[.D11]+[.$I$4]" office:value-type="float" office:value="198.616666666667">
            <text:p>198.6166666667</text:p>
          </table:table-cell>
          <table:table-cell table:number-columns-repeated="5"/>
        </table:table-row>
        <table:table-row table:style-name="ro1">
          <table:table-cell office:value-type="string">
            <text:p>N12</text:p>
          </table:table-cell>
          <table:table-cell table:formula="of:=[.B12]" office:value-type="string" office:string-value="X2700">
            <text:p>X2700</text:p>
          </table:table-cell>
          <table:table-cell table:formula="of:= &quot;Y&quot; &amp; [.D13]" office:value-type="string" office:string-value="Y203.408333333333">
            <text:p>Y203.408333333333</text:p>
          </table:table-cell>
          <table:table-cell table:formula="of:=[.D12]+[.$I$4]" office:value-type="float" office:value="203.408333333333">
            <text:p>203.4083333333</text:p>
          </table:table-cell>
          <table:table-cell table:number-columns-repeated="5"/>
        </table:table-row>
        <table:table-row table:style-name="ro1">
          <table:table-cell office:value-type="string">
            <text:p>N13</text:p>
          </table:table-cell>
          <table:table-cell table:formula="of:=[.B13]" office:value-type="string" office:string-value="X2700">
            <text:p>X2700</text:p>
          </table:table-cell>
          <table:table-cell table:formula="of:= &quot;Y&quot; &amp; [.D14]" office:value-type="string" office:string-value="Y208.2">
            <text:p>Y208.2</text:p>
          </table:table-cell>
          <table:table-cell table:formula="of:=[.D13]+[.$I$4]" office:value-type="float" office:value="208.2">
            <text:p>208.2</text:p>
          </table:table-cell>
          <table:table-cell table:number-columns-repeated="5"/>
        </table:table-row>
        <table:table-row table:style-name="ro1">
          <table:table-cell office:value-type="string">
            <text:p>N14</text:p>
          </table:table-cell>
          <table:table-cell table:formula="of:=[.B14]" office:value-type="string" office:string-value="X2700">
            <text:p>X2700</text:p>
          </table:table-cell>
          <table:table-cell table:formula="of:= &quot;Y&quot; &amp; [.D15]" office:value-type="string" office:string-value="Y212.991666666667">
            <text:p>Y212.991666666667</text:p>
          </table:table-cell>
          <table:table-cell table:formula="of:=[.D14]+[.$I$4]" office:value-type="float" office:value="212.991666666667">
            <text:p>212.9916666667</text:p>
          </table:table-cell>
          <table:table-cell table:number-columns-repeated="5"/>
        </table:table-row>
        <table:table-row table:style-name="ro1">
          <table:table-cell office:value-type="string">
            <text:p>N15</text:p>
          </table:table-cell>
          <table:table-cell table:formula="of:=[.B15]" office:value-type="string" office:string-value="X2700">
            <text:p>X2700</text:p>
          </table:table-cell>
          <table:table-cell table:formula="of:= &quot;Y&quot; &amp; [.D16]" office:value-type="string" office:string-value="Y217.783333333333">
            <text:p>Y217.783333333333</text:p>
          </table:table-cell>
          <table:table-cell table:formula="of:=[.D15]+[.$I$4]" office:value-type="float" office:value="217.783333333333">
            <text:p>217.7833333333</text:p>
          </table:table-cell>
          <table:table-cell table:number-columns-repeated="5"/>
        </table:table-row>
        <table:table-row table:style-name="ro1">
          <table:table-cell office:value-type="string">
            <text:p>N16</text:p>
          </table:table-cell>
          <table:table-cell table:formula="of:=[.B16]" office:value-type="string" office:string-value="X2700">
            <text:p>X2700</text:p>
          </table:table-cell>
          <table:table-cell table:formula="of:= &quot;Y&quot; &amp; [.D17]" office:value-type="string" office:string-value="Y222.575">
            <text:p>Y222.575</text:p>
          </table:table-cell>
          <table:table-cell table:formula="of:=[.D16]+[.$I$4]" office:value-type="float" office:value="222.575">
            <text:p>222.575</text:p>
          </table:table-cell>
          <table:table-cell table:number-columns-repeated="5"/>
        </table:table-row>
        <table:table-row table:style-name="ro1">
          <table:table-cell office:value-type="string">
            <text:p>N17</text:p>
          </table:table-cell>
          <table:table-cell table:formula="of:=[.B17]" office:value-type="string" office:string-value="X2700">
            <text:p>X2700</text:p>
          </table:table-cell>
          <table:table-cell table:formula="of:= &quot;Y&quot; &amp; [.D18]" office:value-type="string" office:string-value="Y227.366666666666">
            <text:p>Y227.366666666666</text:p>
          </table:table-cell>
          <table:table-cell table:formula="of:=[.D17]+[.$I$4]" office:value-type="float" office:value="227.366666666666">
            <text:p>227.3666666667</text:p>
          </table:table-cell>
          <table:table-cell table:number-columns-repeated="5"/>
        </table:table-row>
        <table:table-row table:style-name="ro1">
          <table:table-cell office:value-type="string">
            <text:p>N18</text:p>
          </table:table-cell>
          <table:table-cell table:formula="of:=[.B18]" office:value-type="string" office:string-value="X2700">
            <text:p>X2700</text:p>
          </table:table-cell>
          <table:table-cell table:formula="of:= &quot;Y&quot; &amp; [.D19]" office:value-type="string" office:string-value="Y232.158333333333">
            <text:p>Y232.158333333333</text:p>
          </table:table-cell>
          <table:table-cell table:formula="of:=[.D18]+[.$I$4]" office:value-type="float" office:value="232.158333333333">
            <text:p>232.1583333333</text:p>
          </table:table-cell>
          <table:table-cell table:number-columns-repeated="5"/>
        </table:table-row>
        <table:table-row table:style-name="ro1">
          <table:table-cell office:value-type="string">
            <text:p>N19</text:p>
          </table:table-cell>
          <table:table-cell table:formula="of:=[.B19]" office:value-type="string" office:string-value="X2700">
            <text:p>X2700</text:p>
          </table:table-cell>
          <table:table-cell table:formula="of:= &quot;Y&quot; &amp; [.D20]" office:value-type="string" office:string-value="Y236.95">
            <text:p>Y236.95</text:p>
          </table:table-cell>
          <table:table-cell table:formula="of:=[.D19]+[.$I$4]" office:value-type="float" office:value="236.95">
            <text:p>236.95</text:p>
          </table:table-cell>
          <table:table-cell table:number-columns-repeated="5"/>
        </table:table-row>
        <table:table-row table:style-name="ro1">
          <table:table-cell office:value-type="string">
            <text:p>N20</text:p>
          </table:table-cell>
          <table:table-cell table:formula="of:=[.B20]" office:value-type="string" office:string-value="X2700">
            <text:p>X2700</text:p>
          </table:table-cell>
          <table:table-cell table:formula="of:= &quot;Y&quot; &amp; [.D21]" office:value-type="string" office:string-value="Y241.741666666666">
            <text:p>Y241.741666666666</text:p>
          </table:table-cell>
          <table:table-cell table:formula="of:=[.D20]+[.$I$4]" office:value-type="float" office:value="241.741666666666">
            <text:p>241.7416666667</text:p>
          </table:table-cell>
          <table:table-cell table:number-columns-repeated="5"/>
        </table:table-row>
        <table:table-row table:style-name="ro1">
          <table:table-cell office:value-type="string">
            <text:p>N21</text:p>
          </table:table-cell>
          <table:table-cell table:formula="of:=[.B21]" office:value-type="string" office:string-value="X2700">
            <text:p>X2700</text:p>
          </table:table-cell>
          <table:table-cell table:formula="of:= &quot;Y&quot; &amp; [.D22]" office:value-type="string" office:string-value="Y246.533333333333">
            <text:p>Y246.533333333333</text:p>
          </table:table-cell>
          <table:table-cell table:formula="of:=[.D21]+[.$I$4]" office:value-type="float" office:value="246.533333333333">
            <text:p>246.5333333333</text:p>
          </table:table-cell>
          <table:table-cell table:number-columns-repeated="5"/>
        </table:table-row>
        <table:table-row table:style-name="ro1">
          <table:table-cell office:value-type="string">
            <text:p>N22</text:p>
          </table:table-cell>
          <table:table-cell table:formula="of:=[.B22]" office:value-type="string" office:string-value="X2700">
            <text:p>X2700</text:p>
          </table:table-cell>
          <table:table-cell table:formula="of:= &quot;Y&quot; &amp; [.D23]" office:value-type="string" office:string-value="Y251.325">
            <text:p>Y251.325</text:p>
          </table:table-cell>
          <table:table-cell table:formula="of:=[.D22]+[.$I$4]" office:value-type="float" office:value="251.325">
            <text:p>251.325</text:p>
          </table:table-cell>
          <table:table-cell table:number-columns-repeated="5"/>
        </table:table-row>
        <table:table-row table:style-name="ro1">
          <table:table-cell office:value-type="string">
            <text:p>N23</text:p>
          </table:table-cell>
          <table:table-cell table:formula="of:=[.B23]" office:value-type="string" office:string-value="X2700">
            <text:p>X2700</text:p>
          </table:table-cell>
          <table:table-cell table:formula="of:= &quot;Y&quot; &amp; [.D24]" office:value-type="string" office:string-value="Y256.116666666666">
            <text:p>Y256.116666666666</text:p>
          </table:table-cell>
          <table:table-cell table:formula="of:=[.D23]+[.$I$4]" office:value-type="float" office:value="256.116666666666">
            <text:p>256.1166666667</text:p>
          </table:table-cell>
          <table:table-cell table:number-columns-repeated="5"/>
        </table:table-row>
        <table:table-row table:style-name="ro1">
          <table:table-cell office:value-type="string">
            <text:p>N24</text:p>
          </table:table-cell>
          <table:table-cell table:formula="of:=[.B24]" office:value-type="string" office:string-value="X2700">
            <text:p>X2700</text:p>
          </table:table-cell>
          <table:table-cell table:formula="of:= &quot;Y&quot; &amp; [.D25]" office:value-type="string" office:string-value="Y260.908333333333">
            <text:p>Y260.908333333333</text:p>
          </table:table-cell>
          <table:table-cell table:formula="of:=[.D24]+[.$I$4]" office:value-type="float" office:value="260.908333333333">
            <text:p>260.9083333333</text:p>
          </table:table-cell>
          <table:table-cell table:number-columns-repeated="5"/>
        </table:table-row>
        <table:table-row table:style-name="ro1">
          <table:table-cell office:value-type="string">
            <text:p>N25</text:p>
          </table:table-cell>
          <table:table-cell table:formula="of:=[.B25]" office:value-type="string" office:string-value="X2700">
            <text:p>X2700</text:p>
          </table:table-cell>
          <table:table-cell table:formula="of:= &quot;Y&quot; &amp; [.D26]" office:value-type="string" office:string-value="Y265.7">
            <text:p>Y265.7</text:p>
          </table:table-cell>
          <table:table-cell table:formula="of:=[.D25]+[.$I$4]" office:value-type="float" office:value="265.7">
            <text:p>265.7</text:p>
          </table:table-cell>
          <table:table-cell table:number-columns-repeated="5"/>
        </table:table-row>
        <table:table-row table:style-name="ro1">
          <table:table-cell office:value-type="string">
            <text:p>N26</text:p>
          </table:table-cell>
          <table:table-cell table:formula="of:=[.B26]" office:value-type="string" office:string-value="X2700">
            <text:p>X2700</text:p>
          </table:table-cell>
          <table:table-cell table:formula="of:= &quot;Y&quot; &amp; [.D27]" office:value-type="string" office:string-value="Y270.491666666666">
            <text:p>Y270.491666666666</text:p>
          </table:table-cell>
          <table:table-cell table:formula="of:=[.D26]+[.$I$4]" office:value-type="float" office:value="270.491666666666">
            <text:p>270.4916666667</text:p>
          </table:table-cell>
          <table:table-cell table:number-columns-repeated="5"/>
        </table:table-row>
        <table:table-row table:style-name="ro1">
          <table:table-cell office:value-type="string">
            <text:p>N27</text:p>
          </table:table-cell>
          <table:table-cell table:formula="of:=[.B27]" office:value-type="string" office:string-value="X2700">
            <text:p>X2700</text:p>
          </table:table-cell>
          <table:table-cell table:formula="of:= &quot;Y&quot; &amp; [.D28]" office:value-type="string" office:string-value="Y275.283333333333">
            <text:p>Y275.283333333333</text:p>
          </table:table-cell>
          <table:table-cell table:formula="of:=[.D27]+[.$I$4]" office:value-type="float" office:value="275.283333333333">
            <text:p>275.2833333333</text:p>
          </table:table-cell>
          <table:table-cell table:number-columns-repeated="5"/>
        </table:table-row>
        <table:table-row table:style-name="ro1">
          <table:table-cell office:value-type="string">
            <text:p>N28</text:p>
          </table:table-cell>
          <table:table-cell table:formula="of:=[.B28]" office:value-type="string" office:string-value="X2700">
            <text:p>X2700</text:p>
          </table:table-cell>
          <table:table-cell table:formula="of:= &quot;Y&quot; &amp; [.D29]" office:value-type="string" office:string-value="Y280.075">
            <text:p>Y280.075</text:p>
          </table:table-cell>
          <table:table-cell table:formula="of:=[.D28]+[.$I$4]" office:value-type="float" office:value="280.075">
            <text:p>280.075</text:p>
          </table:table-cell>
          <table:table-cell table:number-columns-repeated="5"/>
        </table:table-row>
        <table:table-row table:style-name="ro1">
          <table:table-cell office:value-type="string">
            <text:p>N29</text:p>
          </table:table-cell>
          <table:table-cell table:formula="of:=[.B29]" office:value-type="string" office:string-value="X2700">
            <text:p>X2700</text:p>
          </table:table-cell>
          <table:table-cell table:formula="of:= &quot;Y&quot; &amp; [.D30]" office:value-type="string" office:string-value="Y284.866666666667">
            <text:p>Y284.866666666667</text:p>
          </table:table-cell>
          <table:table-cell table:formula="of:=[.D29]+[.$I$4]" office:value-type="float" office:value="284.866666666667">
            <text:p>284.8666666667</text:p>
          </table:table-cell>
          <table:table-cell table:number-columns-repeated="5"/>
        </table:table-row>
        <table:table-row table:style-name="ro1">
          <table:table-cell office:value-type="string">
            <text:p>N30</text:p>
          </table:table-cell>
          <table:table-cell table:formula="of:=[.B30]" office:value-type="string" office:string-value="X2700">
            <text:p>X2700</text:p>
          </table:table-cell>
          <table:table-cell table:formula="of:= &quot;Y&quot; &amp; [.D31]" office:value-type="string" office:string-value="Y289.658333333333">
            <text:p>Y289.658333333333</text:p>
          </table:table-cell>
          <table:table-cell table:formula="of:=[.D30]+[.$I$4]" office:value-type="float" office:value="289.658333333333">
            <text:p>289.6583333333</text:p>
          </table:table-cell>
          <table:table-cell table:number-columns-repeated="5"/>
        </table:table-row>
        <table:table-row table:style-name="ro1">
          <table:table-cell office:value-type="string">
            <text:p>N31</text:p>
          </table:table-cell>
          <table:table-cell table:formula="of:=[.B31]" office:value-type="string" office:string-value="X2700">
            <text:p>X2700</text:p>
          </table:table-cell>
          <table:table-cell table:formula="of:= &quot;Y&quot; &amp; [.D32]" office:value-type="string" office:string-value="Y294.45">
            <text:p>Y294.45</text:p>
          </table:table-cell>
          <table:table-cell table:formula="of:=[.D31]+[.$I$4]" office:value-type="float" office:value="294.45">
            <text:p>294.45</text:p>
          </table:table-cell>
          <table:table-cell table:number-columns-repeated="5"/>
        </table:table-row>
        <table:table-row table:style-name="ro1">
          <table:table-cell office:value-type="string">
            <text:p>N32</text:p>
          </table:table-cell>
          <table:table-cell table:formula="of:=[.B32]" office:value-type="string" office:string-value="X2700">
            <text:p>X2700</text:p>
          </table:table-cell>
          <table:table-cell table:formula="of:= &quot;Y&quot; &amp; [.D33]" office:value-type="string" office:string-value="Y299.241666666667">
            <text:p>Y299.241666666667</text:p>
          </table:table-cell>
          <table:table-cell table:formula="of:=[.D32]+[.$I$4]" office:value-type="float" office:value="299.241666666667">
            <text:p>299.2416666667</text:p>
          </table:table-cell>
          <table:table-cell table:number-columns-repeated="5"/>
        </table:table-row>
        <table:table-row table:style-name="ro1">
          <table:table-cell office:value-type="string">
            <text:p>N33</text:p>
          </table:table-cell>
          <table:table-cell table:formula="of:=[.B33]" office:value-type="string" office:string-value="X2700">
            <text:p>X2700</text:p>
          </table:table-cell>
          <table:table-cell table:formula="of:= &quot;Y&quot; &amp; [.D34]" office:value-type="string" office:string-value="Y304.033333333333">
            <text:p>Y304.033333333333</text:p>
          </table:table-cell>
          <table:table-cell table:formula="of:=[.D33]+[.$I$4]" office:value-type="float" office:value="304.033333333333">
            <text:p>304.0333333333</text:p>
          </table:table-cell>
          <table:table-cell table:number-columns-repeated="5"/>
        </table:table-row>
        <table:table-row table:style-name="ro1">
          <table:table-cell office:value-type="string">
            <text:p>N34</text:p>
          </table:table-cell>
          <table:table-cell table:formula="of:=[.B34]" office:value-type="string" office:string-value="X2700">
            <text:p>X2700</text:p>
          </table:table-cell>
          <table:table-cell table:formula="of:= &quot;Y&quot; &amp; [.D35]" office:value-type="string" office:string-value="Y308.825">
            <text:p>Y308.825</text:p>
          </table:table-cell>
          <table:table-cell table:formula="of:=[.D34]+[.$I$4]" office:value-type="float" office:value="308.825">
            <text:p>308.825</text:p>
          </table:table-cell>
          <table:table-cell table:number-columns-repeated="5"/>
        </table:table-row>
        <table:table-row table:style-name="ro1">
          <table:table-cell office:value-type="string">
            <text:p>N35</text:p>
          </table:table-cell>
          <table:table-cell table:formula="of:=[.B35]" office:value-type="string" office:string-value="X2700">
            <text:p>X2700</text:p>
          </table:table-cell>
          <table:table-cell table:formula="of:= &quot;Y&quot; &amp; [.D36]" office:value-type="string" office:string-value="Y313.616666666667">
            <text:p>Y313.616666666667</text:p>
          </table:table-cell>
          <table:table-cell table:formula="of:=[.D35]+[.$I$4]" office:value-type="float" office:value="313.616666666667">
            <text:p>313.6166666667</text:p>
          </table:table-cell>
          <table:table-cell table:number-columns-repeated="5"/>
        </table:table-row>
        <table:table-row table:style-name="ro1">
          <table:table-cell office:value-type="string">
            <text:p>N36</text:p>
          </table:table-cell>
          <table:table-cell table:formula="of:=[.B36]" office:value-type="string" office:string-value="X2700">
            <text:p>X2700</text:p>
          </table:table-cell>
          <table:table-cell table:formula="of:= &quot;Y&quot; &amp; [.D37]" office:value-type="string" office:string-value="Y318.408333333333">
            <text:p>Y318.408333333333</text:p>
          </table:table-cell>
          <table:table-cell table:formula="of:=[.D36]+[.$I$4]" office:value-type="float" office:value="318.408333333333">
            <text:p>318.4083333333</text:p>
          </table:table-cell>
          <table:table-cell table:number-columns-repeated="5"/>
        </table:table-row>
        <table:table-row table:style-name="ro1">
          <table:table-cell office:value-type="string">
            <text:p>N37</text:p>
          </table:table-cell>
          <table:table-cell table:formula="of:=[.B37]" office:value-type="string" office:string-value="X2700">
            <text:p>X2700</text:p>
          </table:table-cell>
          <table:table-cell table:formula="of:= &quot;Y&quot; &amp; [.D38]" office:value-type="string" office:string-value="Y323.2">
            <text:p>Y323.2</text:p>
          </table:table-cell>
          <table:table-cell table:formula="of:=[.D37]+[.$I$4]" office:value-type="float" office:value="323.2">
            <text:p>323.2</text:p>
          </table:table-cell>
          <table:table-cell table:number-columns-repeated="5"/>
        </table:table-row>
        <table:table-row table:style-name="ro1">
          <table:table-cell office:value-type="string">
            <text:p>N38</text:p>
          </table:table-cell>
          <table:table-cell table:formula="of:=[.B38]" office:value-type="string" office:string-value="X2700">
            <text:p>X2700</text:p>
          </table:table-cell>
          <table:table-cell table:formula="of:= &quot;Y&quot; &amp; [.D39]" office:value-type="string" office:string-value="Y327.991666666667">
            <text:p>Y327.991666666667</text:p>
          </table:table-cell>
          <table:table-cell table:formula="of:=[.D38]+[.$I$4]" office:value-type="float" office:value="327.991666666667">
            <text:p>327.9916666667</text:p>
          </table:table-cell>
          <table:table-cell table:number-columns-repeated="5"/>
        </table:table-row>
        <table:table-row table:style-name="ro1">
          <table:table-cell office:value-type="string">
            <text:p>N39</text:p>
          </table:table-cell>
          <table:table-cell table:formula="of:=[.B39]" office:value-type="string" office:string-value="X2700">
            <text:p>X2700</text:p>
          </table:table-cell>
          <table:table-cell table:formula="of:= &quot;Y&quot; &amp; [.D40]" office:value-type="string" office:string-value="Y332.783333333333">
            <text:p>Y332.783333333333</text:p>
          </table:table-cell>
          <table:table-cell table:formula="of:=[.D39]+[.$I$4]" office:value-type="float" office:value="332.783333333333">
            <text:p>332.7833333333</text:p>
          </table:table-cell>
          <table:table-cell table:number-columns-repeated="5"/>
        </table:table-row>
        <table:table-row table:style-name="ro1">
          <table:table-cell office:value-type="string">
            <text:p>N40</text:p>
          </table:table-cell>
          <table:table-cell table:formula="of:=[.B40]" office:value-type="string" office:string-value="X2700">
            <text:p>X2700</text:p>
          </table:table-cell>
          <table:table-cell table:formula="of:= &quot;Y&quot; &amp; [.D41]" office:value-type="string" office:string-value="Y337.575">
            <text:p>Y337.575</text:p>
          </table:table-cell>
          <table:table-cell table:formula="of:=[.D40]+[.$I$4]" office:value-type="float" office:value="337.575">
            <text:p>337.575</text:p>
          </table:table-cell>
          <table:table-cell table:number-columns-repeated="5"/>
        </table:table-row>
        <table:table-row table:style-name="ro1">
          <table:table-cell office:value-type="string">
            <text:p>N41</text:p>
          </table:table-cell>
          <table:table-cell table:formula="of:=[.B41]" office:value-type="string" office:string-value="X2700">
            <text:p>X2700</text:p>
          </table:table-cell>
          <table:table-cell table:formula="of:= &quot;Y&quot; &amp; [.D42]" office:value-type="string" office:string-value="Y342.366666666667">
            <text:p>Y342.366666666667</text:p>
          </table:table-cell>
          <table:table-cell table:formula="of:=[.D41]+[.$I$4]" office:value-type="float" office:value="342.366666666667">
            <text:p>342.3666666667</text:p>
          </table:table-cell>
          <table:table-cell table:number-columns-repeated="5"/>
        </table:table-row>
        <table:table-row table:style-name="ro1">
          <table:table-cell office:value-type="string">
            <text:p>N42</text:p>
          </table:table-cell>
          <table:table-cell table:formula="of:=[.B42]" office:value-type="string" office:string-value="X2700">
            <text:p>X2700</text:p>
          </table:table-cell>
          <table:table-cell table:formula="of:= &quot;Y&quot; &amp; [.D43]" office:value-type="string" office:string-value="Y347.158333333333">
            <text:p>Y347.158333333333</text:p>
          </table:table-cell>
          <table:table-cell table:formula="of:=[.D42]+[.$I$4]" office:value-type="float" office:value="347.158333333333">
            <text:p>347.1583333333</text:p>
          </table:table-cell>
          <table:table-cell table:number-columns-repeated="5"/>
        </table:table-row>
        <table:table-row table:style-name="ro1">
          <table:table-cell office:value-type="string">
            <text:p>N43</text:p>
          </table:table-cell>
          <table:table-cell table:formula="of:=[.B43]" office:value-type="string" office:string-value="X2700">
            <text:p>X2700</text:p>
          </table:table-cell>
          <table:table-cell table:formula="of:= &quot;Y&quot; &amp; [.D44]" office:value-type="string" office:string-value="Y351.95">
            <text:p>Y351.95</text:p>
          </table:table-cell>
          <table:table-cell table:formula="of:=[.D43]+[.$I$4]" office:value-type="float" office:value="351.95">
            <text:p>351.95</text:p>
          </table:table-cell>
          <table:table-cell table:number-columns-repeated="5"/>
        </table:table-row>
        <table:table-row table:style-name="ro1">
          <table:table-cell office:value-type="string">
            <text:p>N44</text:p>
          </table:table-cell>
          <table:table-cell table:formula="of:=[.B44]" office:value-type="string" office:string-value="X2700">
            <text:p>X2700</text:p>
          </table:table-cell>
          <table:table-cell table:formula="of:= &quot;Y&quot; &amp; [.D45]" office:value-type="string" office:string-value="Y356.741666666667">
            <text:p>Y356.741666666667</text:p>
          </table:table-cell>
          <table:table-cell table:formula="of:=[.D44]+[.$I$4]" office:value-type="float" office:value="356.741666666667">
            <text:p>356.7416666667</text:p>
          </table:table-cell>
          <table:table-cell table:number-columns-repeated="5"/>
        </table:table-row>
        <table:table-row table:style-name="ro1">
          <table:table-cell office:value-type="string">
            <text:p>N45</text:p>
          </table:table-cell>
          <table:table-cell table:formula="of:=[.B45]" office:value-type="string" office:string-value="X2700">
            <text:p>X2700</text:p>
          </table:table-cell>
          <table:table-cell table:formula="of:= &quot;Y&quot; &amp; [.D46]" office:value-type="string" office:string-value="Y361.533333333334">
            <text:p>Y361.533333333334</text:p>
          </table:table-cell>
          <table:table-cell table:formula="of:=[.D45]+[.$I$4]" office:value-type="float" office:value="361.533333333334">
            <text:p>361.5333333333</text:p>
          </table:table-cell>
          <table:table-cell table:number-columns-repeated="5"/>
        </table:table-row>
        <table:table-row table:style-name="ro1">
          <table:table-cell office:value-type="string">
            <text:p>N46</text:p>
          </table:table-cell>
          <table:table-cell table:formula="of:=[.B46]" office:value-type="string" office:string-value="X2700">
            <text:p>X2700</text:p>
          </table:table-cell>
          <table:table-cell table:formula="of:= &quot;Y&quot; &amp; [.D47]" office:value-type="string" office:string-value="Y366.325">
            <text:p>Y366.325</text:p>
          </table:table-cell>
          <table:table-cell table:formula="of:=[.D46]+[.$I$4]" office:value-type="float" office:value="366.325">
            <text:p>366.325</text:p>
          </table:table-cell>
          <table:table-cell table:number-columns-repeated="5"/>
        </table:table-row>
        <table:table-row table:style-name="ro1">
          <table:table-cell office:value-type="string">
            <text:p>N47</text:p>
          </table:table-cell>
          <table:table-cell table:formula="of:=[.B47]" office:value-type="string" office:string-value="X2700">
            <text:p>X2700</text:p>
          </table:table-cell>
          <table:table-cell table:formula="of:= &quot;Y&quot; &amp; [.D48]" office:value-type="string" office:string-value="Y371.116666666667">
            <text:p>Y371.116666666667</text:p>
          </table:table-cell>
          <table:table-cell table:formula="of:=[.D47]+[.$I$4]" office:value-type="float" office:value="371.116666666667">
            <text:p>371.1166666667</text:p>
          </table:table-cell>
          <table:table-cell table:number-columns-repeated="5"/>
        </table:table-row>
        <table:table-row table:style-name="ro1">
          <table:table-cell office:value-type="string">
            <text:p>N48</text:p>
          </table:table-cell>
          <table:table-cell table:formula="of:=[.B48]" office:value-type="string" office:string-value="X2700">
            <text:p>X2700</text:p>
          </table:table-cell>
          <table:table-cell table:formula="of:= &quot;Y&quot; &amp; [.D49]" office:value-type="string" office:string-value="Y375.908333333334">
            <text:p>Y375.908333333334</text:p>
          </table:table-cell>
          <table:table-cell table:formula="of:=[.D48]+[.$I$4]" office:value-type="float" office:value="375.908333333334">
            <text:p>375.9083333333</text:p>
          </table:table-cell>
          <table:table-cell table:number-columns-repeated="5"/>
        </table:table-row>
        <table:table-row table:style-name="ro1">
          <table:table-cell office:value-type="string">
            <text:p>N49</text:p>
          </table:table-cell>
          <table:table-cell table:formula="of:=[.B49]" office:value-type="string" office:string-value="X2700">
            <text:p>X2700</text:p>
          </table:table-cell>
          <table:table-cell table:formula="of:= &quot;Y&quot; &amp; [.D50]" office:value-type="string" office:string-value="Y380.7">
            <text:p>Y380.7</text:p>
          </table:table-cell>
          <table:table-cell table:formula="of:=[.D49]+[.$I$4]" office:value-type="float" office:value="380.7">
            <text:p>380.7</text:p>
          </table:table-cell>
          <table:table-cell table:number-columns-repeated="5"/>
        </table:table-row>
        <table:table-row table:style-name="ro1">
          <table:table-cell office:value-type="string">
            <text:p>N50</text:p>
          </table:table-cell>
          <table:table-cell table:formula="of:=[.B50]" office:value-type="string" office:string-value="X2700">
            <text:p>X2700</text:p>
          </table:table-cell>
          <table:table-cell table:formula="of:= &quot;Y&quot; &amp; [.D51]" office:value-type="string" office:string-value="Y385.491666666667">
            <text:p>Y385.491666666667</text:p>
          </table:table-cell>
          <table:table-cell table:formula="of:=[.D50]+[.$I$4]" office:value-type="float" office:value="385.491666666667">
            <text:p>385.4916666667</text:p>
          </table:table-cell>
          <table:table-cell table:number-columns-repeated="5"/>
        </table:table-row>
        <table:table-row table:style-name="ro1">
          <table:table-cell office:value-type="string">
            <text:p>N51</text:p>
          </table:table-cell>
          <table:table-cell table:formula="of:=[.B51]" office:value-type="string" office:string-value="X2700">
            <text:p>X2700</text:p>
          </table:table-cell>
          <table:table-cell table:formula="of:= &quot;Y&quot; &amp; [.D52]" office:value-type="string" office:string-value="Y390.283333333334">
            <text:p>Y390.283333333334</text:p>
          </table:table-cell>
          <table:table-cell table:formula="of:=[.D51]+[.$I$4]" office:value-type="float" office:value="390.283333333334">
            <text:p>390.2833333333</text:p>
          </table:table-cell>
          <table:table-cell table:number-columns-repeated="5"/>
        </table:table-row>
        <table:table-row table:style-name="ro1">
          <table:table-cell office:value-type="string">
            <text:p>N52</text:p>
          </table:table-cell>
          <table:table-cell table:formula="of:=[.B52]" office:value-type="string" office:string-value="X2700">
            <text:p>X2700</text:p>
          </table:table-cell>
          <table:table-cell table:formula="of:= &quot;Y&quot; &amp; [.D53]" office:value-type="string" office:string-value="Y395.075">
            <text:p>Y395.075</text:p>
          </table:table-cell>
          <table:table-cell table:formula="of:=[.D52]+[.$I$4]" office:value-type="float" office:value="395.075">
            <text:p>395.075</text:p>
          </table:table-cell>
          <table:table-cell table:number-columns-repeated="5"/>
        </table:table-row>
        <table:table-row table:style-name="ro1">
          <table:table-cell office:value-type="string">
            <text:p>N53</text:p>
          </table:table-cell>
          <table:table-cell table:formula="of:=[.B53]" office:value-type="string" office:string-value="X2700">
            <text:p>X2700</text:p>
          </table:table-cell>
          <table:table-cell table:formula="of:= &quot;Y&quot; &amp; [.D54]" office:value-type="string" office:string-value="Y399.866666666667">
            <text:p>Y399.866666666667</text:p>
          </table:table-cell>
          <table:table-cell table:formula="of:=[.D53]+[.$I$4]" office:value-type="float" office:value="399.866666666667">
            <text:p>399.8666666667</text:p>
          </table:table-cell>
          <table:table-cell table:number-columns-repeated="5"/>
        </table:table-row>
        <table:table-row table:style-name="ro1">
          <table:table-cell office:value-type="string">
            <text:p>N54</text:p>
          </table:table-cell>
          <table:table-cell table:formula="of:=[.B54]" office:value-type="string" office:string-value="X2700">
            <text:p>X2700</text:p>
          </table:table-cell>
          <table:table-cell table:formula="of:= &quot;Y&quot; &amp; [.D55]" office:value-type="string" office:string-value="Y404.658333333334">
            <text:p>Y404.658333333334</text:p>
          </table:table-cell>
          <table:table-cell table:formula="of:=[.D54]+[.$I$4]" office:value-type="float" office:value="404.658333333334">
            <text:p>404.6583333333</text:p>
          </table:table-cell>
          <table:table-cell table:number-columns-repeated="5"/>
        </table:table-row>
        <table:table-row table:style-name="ro1">
          <table:table-cell office:value-type="string">
            <text:p>N55</text:p>
          </table:table-cell>
          <table:table-cell table:formula="of:=[.B55]" office:value-type="string" office:string-value="X2700">
            <text:p>X2700</text:p>
          </table:table-cell>
          <table:table-cell table:formula="of:= &quot;Y&quot; &amp; [.D56]" office:value-type="string" office:string-value="Y409.45">
            <text:p>Y409.45</text:p>
          </table:table-cell>
          <table:table-cell table:formula="of:=[.D55]+[.$I$4]" office:value-type="float" office:value="409.45">
            <text:p>409.45</text:p>
          </table:table-cell>
          <table:table-cell table:number-columns-repeated="5"/>
        </table:table-row>
        <table:table-row table:style-name="ro1">
          <table:table-cell office:value-type="string">
            <text:p>N56</text:p>
          </table:table-cell>
          <table:table-cell table:formula="of:=[.B56]" office:value-type="string" office:string-value="X2700">
            <text:p>X2700</text:p>
          </table:table-cell>
          <table:table-cell table:formula="of:= &quot;Y&quot; &amp; [.D57]" office:value-type="string" office:string-value="Y414.241666666667">
            <text:p>Y414.241666666667</text:p>
          </table:table-cell>
          <table:table-cell table:formula="of:=[.D56]+[.$I$4]" office:value-type="float" office:value="414.241666666667">
            <text:p>414.2416666667</text:p>
          </table:table-cell>
          <table:table-cell table:number-columns-repeated="5"/>
        </table:table-row>
        <table:table-row table:style-name="ro1">
          <table:table-cell office:value-type="string">
            <text:p>N57</text:p>
          </table:table-cell>
          <table:table-cell table:formula="of:=[.B57]" office:value-type="string" office:string-value="X2700">
            <text:p>X2700</text:p>
          </table:table-cell>
          <table:table-cell table:formula="of:= &quot;Y&quot; &amp; [.D58]" office:value-type="string" office:string-value="Y419.033333333334">
            <text:p>Y419.033333333334</text:p>
          </table:table-cell>
          <table:table-cell table:formula="of:=[.D57]+[.$I$4]" office:value-type="float" office:value="419.033333333334">
            <text:p>419.0333333333</text:p>
          </table:table-cell>
          <table:table-cell table:number-columns-repeated="5"/>
        </table:table-row>
        <table:table-row table:style-name="ro1">
          <table:table-cell office:value-type="string">
            <text:p>N58</text:p>
          </table:table-cell>
          <table:table-cell table:formula="of:=[.B58]" office:value-type="string" office:string-value="X2700">
            <text:p>X2700</text:p>
          </table:table-cell>
          <table:table-cell table:formula="of:= &quot;Y&quot; &amp; [.D59]" office:value-type="string" office:string-value="Y423.825">
            <text:p>Y423.825</text:p>
          </table:table-cell>
          <table:table-cell table:formula="of:=[.D58]+[.$I$4]" office:value-type="float" office:value="423.825">
            <text:p>423.825</text:p>
          </table:table-cell>
          <table:table-cell table:number-columns-repeated="5"/>
        </table:table-row>
        <table:table-row table:style-name="ro1">
          <table:table-cell office:value-type="string">
            <text:p>N59</text:p>
          </table:table-cell>
          <table:table-cell table:formula="of:=[.B59]" office:value-type="string" office:string-value="X2700">
            <text:p>X2700</text:p>
          </table:table-cell>
          <table:table-cell table:formula="of:= &quot;Y&quot; &amp; [.D60]" office:value-type="string" office:string-value="Y428.616666666667">
            <text:p>Y428.616666666667</text:p>
          </table:table-cell>
          <table:table-cell table:formula="of:=[.D59]+[.$I$4]" office:value-type="float" office:value="428.616666666667">
            <text:p>428.6166666667</text:p>
          </table:table-cell>
          <table:table-cell table:number-columns-repeated="5"/>
        </table:table-row>
        <table:table-row table:style-name="ro1">
          <table:table-cell office:value-type="string">
            <text:p>N60</text:p>
          </table:table-cell>
          <table:table-cell table:formula="of:=[.B60]" office:value-type="string" office:string-value="X2700">
            <text:p>X2700</text:p>
          </table:table-cell>
          <table:table-cell table:formula="of:= &quot;Y&quot; &amp; [.D61]" office:value-type="string" office:string-value="Y433.408333333334">
            <text:p>Y433.408333333334</text:p>
          </table:table-cell>
          <table:table-cell table:formula="of:=[.D60]+[.$I$4]" office:value-type="float" office:value="433.408333333334">
            <text:p>433.4083333333</text:p>
          </table:table-cell>
          <table:table-cell table:number-columns-repeated="5"/>
        </table:table-row>
        <table:table-row table:style-name="ro1">
          <table:table-cell office:value-type="string">
            <text:p>N61</text:p>
          </table:table-cell>
          <table:table-cell table:formula="of:=[.B61]" office:value-type="string" office:string-value="X2700">
            <text:p>X2700</text:p>
          </table:table-cell>
          <table:table-cell table:formula="of:= &quot;Y&quot; &amp; [.D62]" office:value-type="string" office:string-value="Y438.200000000001">
            <text:p>Y438.200000000001</text:p>
          </table:table-cell>
          <table:table-cell table:formula="of:=[.D61]+[.$I$4]" office:value-type="float" office:value="438.200000000001">
            <text:p>438.2</text:p>
          </table:table-cell>
          <table:table-cell table:number-columns-repeated="5"/>
        </table:table-row>
        <table:table-row table:style-name="ro1">
          <table:table-cell office:value-type="string">
            <text:p>N62</text:p>
          </table:table-cell>
          <table:table-cell table:formula="of:=[.B62]" office:value-type="string" office:string-value="X2700">
            <text:p>X2700</text:p>
          </table:table-cell>
          <table:table-cell table:formula="of:= &quot;Y&quot; &amp; [.D63]" office:value-type="string" office:string-value="Y442.991666666667">
            <text:p>Y442.991666666667</text:p>
          </table:table-cell>
          <table:table-cell table:formula="of:=[.D62]+[.$I$4]" office:value-type="float" office:value="442.991666666667">
            <text:p>442.9916666667</text:p>
          </table:table-cell>
          <table:table-cell table:number-columns-repeated="5"/>
        </table:table-row>
        <table:table-row table:style-name="ro1">
          <table:table-cell office:value-type="string">
            <text:p>N63</text:p>
          </table:table-cell>
          <table:table-cell table:formula="of:=[.B63]" office:value-type="string" office:string-value="X2700">
            <text:p>X2700</text:p>
          </table:table-cell>
          <table:table-cell table:formula="of:= &quot;Y&quot; &amp; [.D64]" office:value-type="string" office:string-value="Y447.783333333334">
            <text:p>Y447.783333333334</text:p>
          </table:table-cell>
          <table:table-cell table:formula="of:=[.D63]+[.$I$4]" office:value-type="float" office:value="447.783333333334">
            <text:p>447.7833333333</text:p>
          </table:table-cell>
          <table:table-cell table:number-columns-repeated="5"/>
        </table:table-row>
        <table:table-row table:style-name="ro1">
          <table:table-cell office:value-type="string">
            <text:p>N64</text:p>
          </table:table-cell>
          <table:table-cell table:formula="of:=[.B64]" office:value-type="string" office:string-value="X2700">
            <text:p>X2700</text:p>
          </table:table-cell>
          <table:table-cell table:formula="of:= &quot;Y&quot; &amp; [.D65]" office:value-type="string" office:string-value="Y452.575000000001">
            <text:p>Y452.575000000001</text:p>
          </table:table-cell>
          <table:table-cell table:formula="of:=[.D64]+[.$I$4]" office:value-type="float" office:value="452.575000000001">
            <text:p>452.575</text:p>
          </table:table-cell>
          <table:table-cell table:number-columns-repeated="5"/>
        </table:table-row>
        <table:table-row table:style-name="ro1">
          <table:table-cell office:value-type="string">
            <text:p>N65</text:p>
          </table:table-cell>
          <table:table-cell table:formula="of:=[.B65]" office:value-type="string" office:string-value="X2700">
            <text:p>X2700</text:p>
          </table:table-cell>
          <table:table-cell table:formula="of:= &quot;Y&quot; &amp; [.D66]" office:value-type="string" office:string-value="Y457.366666666667">
            <text:p>Y457.366666666667</text:p>
          </table:table-cell>
          <table:table-cell table:formula="of:=[.D65]+[.$I$4]" office:value-type="float" office:value="457.366666666667">
            <text:p>457.3666666667</text:p>
          </table:table-cell>
          <table:table-cell table:number-columns-repeated="5"/>
        </table:table-row>
        <table:table-row table:style-name="ro1">
          <table:table-cell office:value-type="string">
            <text:p>N66</text:p>
          </table:table-cell>
          <table:table-cell table:formula="of:=[.B66]" office:value-type="string" office:string-value="X2700">
            <text:p>X2700</text:p>
          </table:table-cell>
          <table:table-cell table:formula="of:= &quot;Y&quot; &amp; [.D67]" office:value-type="string" office:string-value="Y462.158333333334">
            <text:p>Y462.158333333334</text:p>
          </table:table-cell>
          <table:table-cell table:formula="of:=[.D66]+[.$I$4]" office:value-type="float" office:value="462.158333333334">
            <text:p>462.1583333333</text:p>
          </table:table-cell>
          <table:table-cell table:number-columns-repeated="5"/>
        </table:table-row>
        <table:table-row table:style-name="ro1">
          <table:table-cell office:value-type="string">
            <text:p>N67</text:p>
          </table:table-cell>
          <table:table-cell table:formula="of:=[.B67]" office:value-type="string" office:string-value="X2700">
            <text:p>X2700</text:p>
          </table:table-cell>
          <table:table-cell table:formula="of:= &quot;Y&quot; &amp; [.D68]" office:value-type="string" office:string-value="Y466.950000000001">
            <text:p>Y466.950000000001</text:p>
          </table:table-cell>
          <table:table-cell table:formula="of:=[.D67]+[.$I$4]" office:value-type="float" office:value="466.950000000001">
            <text:p>466.95</text:p>
          </table:table-cell>
          <table:table-cell table:number-columns-repeated="5"/>
        </table:table-row>
        <table:table-row table:style-name="ro1">
          <table:table-cell office:value-type="string">
            <text:p>N68</text:p>
          </table:table-cell>
          <table:table-cell table:formula="of:=[.B68]" office:value-type="string" office:string-value="X2700">
            <text:p>X2700</text:p>
          </table:table-cell>
          <table:table-cell table:formula="of:= &quot;Y&quot; &amp; [.D69]" office:value-type="string" office:string-value="Y471.741666666667">
            <text:p>Y471.741666666667</text:p>
          </table:table-cell>
          <table:table-cell table:formula="of:=[.D68]+[.$I$4]" office:value-type="float" office:value="471.741666666667">
            <text:p>471.7416666667</text:p>
          </table:table-cell>
          <table:table-cell table:number-columns-repeated="5"/>
        </table:table-row>
        <table:table-row table:style-name="ro1">
          <table:table-cell office:value-type="string">
            <text:p>N69</text:p>
          </table:table-cell>
          <table:table-cell table:formula="of:=[.B69]" office:value-type="string" office:string-value="X2700">
            <text:p>X2700</text:p>
          </table:table-cell>
          <table:table-cell table:formula="of:= &quot;Y&quot; &amp; [.D70]" office:value-type="string" office:string-value="Y476.533333333334">
            <text:p>Y476.533333333334</text:p>
          </table:table-cell>
          <table:table-cell table:formula="of:=[.D69]+[.$I$4]" office:value-type="float" office:value="476.533333333334">
            <text:p>476.5333333333</text:p>
          </table:table-cell>
          <table:table-cell table:number-columns-repeated="5"/>
        </table:table-row>
        <table:table-row table:style-name="ro1">
          <table:table-cell office:value-type="string">
            <text:p>N70</text:p>
          </table:table-cell>
          <table:table-cell table:formula="of:=[.B70]" office:value-type="string" office:string-value="X2700">
            <text:p>X2700</text:p>
          </table:table-cell>
          <table:table-cell table:formula="of:= &quot;Y&quot; &amp; [.D71]" office:value-type="string" office:string-value="Y481.325000000001">
            <text:p>Y481.325000000001</text:p>
          </table:table-cell>
          <table:table-cell table:formula="of:=[.D70]+[.$I$4]" office:value-type="float" office:value="481.325000000001">
            <text:p>481.325</text:p>
          </table:table-cell>
          <table:table-cell table:number-columns-repeated="5"/>
        </table:table-row>
        <table:table-row table:style-name="ro1">
          <table:table-cell office:value-type="string">
            <text:p>N71</text:p>
          </table:table-cell>
          <table:table-cell table:formula="of:=[.B71]" office:value-type="string" office:string-value="X2700">
            <text:p>X2700</text:p>
          </table:table-cell>
          <table:table-cell table:formula="of:= &quot;Y&quot; &amp; [.D72]" office:value-type="string" office:string-value="Y486.116666666667">
            <text:p>Y486.116666666667</text:p>
          </table:table-cell>
          <table:table-cell table:formula="of:=[.D71]+[.$I$4]" office:value-type="float" office:value="486.116666666667">
            <text:p>486.1166666667</text:p>
          </table:table-cell>
          <table:table-cell table:number-columns-repeated="5"/>
        </table:table-row>
        <table:table-row table:style-name="ro1">
          <table:table-cell office:value-type="string">
            <text:p>N72</text:p>
          </table:table-cell>
          <table:table-cell table:formula="of:=[.B72]" office:value-type="string" office:string-value="X2700">
            <text:p>X2700</text:p>
          </table:table-cell>
          <table:table-cell table:formula="of:= &quot;Y&quot; &amp; [.D73]" office:value-type="string" office:string-value="Y490.908333333334">
            <text:p>Y490.908333333334</text:p>
          </table:table-cell>
          <table:table-cell table:formula="of:=[.D72]+[.$I$4]" office:value-type="float" office:value="490.908333333334">
            <text:p>490.9083333333</text:p>
          </table:table-cell>
          <table:table-cell table:number-columns-repeated="5"/>
        </table:table-row>
        <table:table-row table:style-name="ro1">
          <table:table-cell office:value-type="string">
            <text:p>N73</text:p>
          </table:table-cell>
          <table:table-cell table:formula="of:=[.B73]" office:value-type="string" office:string-value="X2700">
            <text:p>X2700</text:p>
          </table:table-cell>
          <table:table-cell table:formula="of:= &quot;Y&quot; &amp; [.D74]" office:value-type="string" office:string-value="Y495.700000000001">
            <text:p>Y495.700000000001</text:p>
          </table:table-cell>
          <table:table-cell table:formula="of:=[.D73]+[.$I$4]" office:value-type="float" office:value="495.700000000001">
            <text:p>495.7</text:p>
          </table:table-cell>
          <table:table-cell table:number-columns-repeated="5"/>
        </table:table-row>
        <table:table-row table:style-name="ro1">
          <table:table-cell office:value-type="string">
            <text:p>N74</text:p>
          </table:table-cell>
          <table:table-cell table:formula="of:=[.B74]" office:value-type="string" office:string-value="X2700">
            <text:p>X2700</text:p>
          </table:table-cell>
          <table:table-cell table:formula="of:= &quot;Y&quot; &amp; [.D75]" office:value-type="string" office:string-value="Y500.491666666667">
            <text:p>Y500.491666666667</text:p>
          </table:table-cell>
          <table:table-cell table:formula="of:=[.D74]+[.$I$4]" office:value-type="float" office:value="500.491666666667">
            <text:p>500.4916666667</text:p>
          </table:table-cell>
          <table:table-cell table:number-columns-repeated="5"/>
        </table:table-row>
        <table:table-row table:style-name="ro1">
          <table:table-cell office:value-type="string">
            <text:p>N75</text:p>
          </table:table-cell>
          <table:table-cell table:formula="of:=[.B75]" office:value-type="string" office:string-value="X2700">
            <text:p>X2700</text:p>
          </table:table-cell>
          <table:table-cell table:formula="of:= &quot;Y&quot; &amp; [.D76]" office:value-type="string" office:string-value="Y505.283333333334">
            <text:p>Y505.283333333334</text:p>
          </table:table-cell>
          <table:table-cell table:formula="of:=[.D75]+[.$I$4]" office:value-type="float" office:value="505.283333333334">
            <text:p>505.2833333333</text:p>
          </table:table-cell>
          <table:table-cell table:number-columns-repeated="5"/>
        </table:table-row>
        <table:table-row table:style-name="ro1">
          <table:table-cell office:value-type="string">
            <text:p>N76</text:p>
          </table:table-cell>
          <table:table-cell table:formula="of:=[.B76]" office:value-type="string" office:string-value="X2700">
            <text:p>X2700</text:p>
          </table:table-cell>
          <table:table-cell table:formula="of:= &quot;Y&quot; &amp; [.D77]" office:value-type="string" office:string-value="Y510.075000000001">
            <text:p>Y510.075000000001</text:p>
          </table:table-cell>
          <table:table-cell table:formula="of:=[.D76]+[.$I$4]" office:value-type="float" office:value="510.075000000001">
            <text:p>510.075</text:p>
          </table:table-cell>
          <table:table-cell table:number-columns-repeated="5"/>
        </table:table-row>
        <table:table-row table:style-name="ro1">
          <table:table-cell office:value-type="string">
            <text:p>N77</text:p>
          </table:table-cell>
          <table:table-cell table:formula="of:=[.B77]" office:value-type="string" office:string-value="X2700">
            <text:p>X2700</text:p>
          </table:table-cell>
          <table:table-cell table:formula="of:= &quot;Y&quot; &amp; [.D78]" office:value-type="string" office:string-value="Y514.866666666667">
            <text:p>Y514.866666666667</text:p>
          </table:table-cell>
          <table:table-cell table:formula="of:=[.D77]+[.$I$4]" office:value-type="float" office:value="514.866666666667">
            <text:p>514.8666666667</text:p>
          </table:table-cell>
          <table:table-cell table:number-columns-repeated="5"/>
        </table:table-row>
        <table:table-row table:style-name="ro1">
          <table:table-cell office:value-type="string">
            <text:p>N78</text:p>
          </table:table-cell>
          <table:table-cell table:formula="of:=[.B78]" office:value-type="string" office:string-value="X2700">
            <text:p>X2700</text:p>
          </table:table-cell>
          <table:table-cell table:formula="of:= &quot;Y&quot; &amp; [.D79]" office:value-type="string" office:string-value="Y519.658333333334">
            <text:p>Y519.658333333334</text:p>
          </table:table-cell>
          <table:table-cell table:formula="of:=[.D78]+[.$I$4]" office:value-type="float" office:value="519.658333333334">
            <text:p>519.6583333333</text:p>
          </table:table-cell>
          <table:table-cell table:number-columns-repeated="5"/>
        </table:table-row>
        <table:table-row table:style-name="ro1">
          <table:table-cell office:value-type="string">
            <text:p>N79</text:p>
          </table:table-cell>
          <table:table-cell table:formula="of:=[.B79]" office:value-type="string" office:string-value="X2700">
            <text:p>X2700</text:p>
          </table:table-cell>
          <table:table-cell table:formula="of:= &quot;Y&quot; &amp; [.D80]" office:value-type="string" office:string-value="Y524.450000000001">
            <text:p>Y524.450000000001</text:p>
          </table:table-cell>
          <table:table-cell table:formula="of:=[.D79]+[.$I$4]" office:value-type="float" office:value="524.450000000001">
            <text:p>524.45</text:p>
          </table:table-cell>
          <table:table-cell table:number-columns-repeated="5"/>
        </table:table-row>
        <table:table-row table:style-name="ro1">
          <table:table-cell office:value-type="string">
            <text:p>N80</text:p>
          </table:table-cell>
          <table:table-cell table:formula="of:=[.B80]" office:value-type="string" office:string-value="X2700">
            <text:p>X2700</text:p>
          </table:table-cell>
          <table:table-cell table:formula="of:= &quot;Y&quot; &amp; [.D81]" office:value-type="string" office:string-value="Y529.241666666667">
            <text:p>Y529.241666666667</text:p>
          </table:table-cell>
          <table:table-cell table:formula="of:=[.D80]+[.$I$4]" office:value-type="float" office:value="529.241666666667">
            <text:p>529.2416666667</text:p>
          </table:table-cell>
          <table:table-cell table:number-columns-repeated="5"/>
        </table:table-row>
        <table:table-row table:style-name="ro1">
          <table:table-cell office:value-type="string">
            <text:p>N81</text:p>
          </table:table-cell>
          <table:table-cell table:formula="of:=[.B81]" office:value-type="string" office:string-value="X2700">
            <text:p>X2700</text:p>
          </table:table-cell>
          <table:table-cell table:formula="of:= &quot;Y&quot; &amp; [.D82]" office:value-type="string" office:string-value="Y534.033333333334">
            <text:p>Y534.033333333334</text:p>
          </table:table-cell>
          <table:table-cell table:formula="of:=[.D81]+[.$I$4]" office:value-type="float" office:value="534.033333333334">
            <text:p>534.0333333333</text:p>
          </table:table-cell>
          <table:table-cell table:number-columns-repeated="5"/>
        </table:table-row>
        <table:table-row table:style-name="ro1">
          <table:table-cell office:value-type="string">
            <text:p>N82</text:p>
          </table:table-cell>
          <table:table-cell table:formula="of:=[.B82]" office:value-type="string" office:string-value="X2700">
            <text:p>X2700</text:p>
          </table:table-cell>
          <table:table-cell table:formula="of:= &quot;Y&quot; &amp; [.D83]" office:value-type="string" office:string-value="Y538.825000000001">
            <text:p>Y538.825000000001</text:p>
          </table:table-cell>
          <table:table-cell table:formula="of:=[.D82]+[.$I$4]" office:value-type="float" office:value="538.825000000001">
            <text:p>538.825</text:p>
          </table:table-cell>
          <table:table-cell table:number-columns-repeated="5"/>
        </table:table-row>
        <table:table-row table:style-name="ro1">
          <table:table-cell office:value-type="string">
            <text:p>N83</text:p>
          </table:table-cell>
          <table:table-cell table:formula="of:=[.B83]" office:value-type="string" office:string-value="X2700">
            <text:p>X2700</text:p>
          </table:table-cell>
          <table:table-cell table:formula="of:= &quot;Y&quot; &amp; [.D84]" office:value-type="string" office:string-value="Y543.616666666667">
            <text:p>Y543.616666666667</text:p>
          </table:table-cell>
          <table:table-cell table:formula="of:=[.D83]+[.$I$4]" office:value-type="float" office:value="543.616666666667">
            <text:p>543.6166666667</text:p>
          </table:table-cell>
          <table:table-cell table:number-columns-repeated="5"/>
        </table:table-row>
        <table:table-row table:style-name="ro1">
          <table:table-cell office:value-type="string">
            <text:p>N84</text:p>
          </table:table-cell>
          <table:table-cell table:formula="of:=[.B84]" office:value-type="string" office:string-value="X2700">
            <text:p>X2700</text:p>
          </table:table-cell>
          <table:table-cell table:formula="of:= &quot;Y&quot; &amp; [.D85]" office:value-type="string" office:string-value="Y548.408333333334">
            <text:p>Y548.408333333334</text:p>
          </table:table-cell>
          <table:table-cell table:formula="of:=[.D84]+[.$I$4]" office:value-type="float" office:value="548.408333333334">
            <text:p>548.4083333333</text:p>
          </table:table-cell>
          <table:table-cell table:number-columns-repeated="5"/>
        </table:table-row>
        <table:table-row table:style-name="ro1">
          <table:table-cell office:value-type="string">
            <text:p>N85</text:p>
          </table:table-cell>
          <table:table-cell table:formula="of:=[.B85]" office:value-type="string" office:string-value="X2700">
            <text:p>X2700</text:p>
          </table:table-cell>
          <table:table-cell table:formula="of:= &quot;Y&quot; &amp; [.D86]" office:value-type="string" office:string-value="Y553.200000000001">
            <text:p>Y553.200000000001</text:p>
          </table:table-cell>
          <table:table-cell table:formula="of:=[.D85]+[.$I$4]" office:value-type="float" office:value="553.200000000001">
            <text:p>553.2</text:p>
          </table:table-cell>
          <table:table-cell table:number-columns-repeated="5"/>
        </table:table-row>
        <table:table-row table:style-name="ro1">
          <table:table-cell office:value-type="string">
            <text:p>N86</text:p>
          </table:table-cell>
          <table:table-cell table:formula="of:=[.B86]" office:value-type="string" office:string-value="X2700">
            <text:p>X2700</text:p>
          </table:table-cell>
          <table:table-cell table:formula="of:= &quot;Y&quot; &amp; [.D87]" office:value-type="string" office:string-value="Y557.991666666667">
            <text:p>Y557.991666666667</text:p>
          </table:table-cell>
          <table:table-cell table:formula="of:=[.D86]+[.$I$4]" office:value-type="float" office:value="557.991666666667">
            <text:p>557.9916666667</text:p>
          </table:table-cell>
          <table:table-cell table:number-columns-repeated="5"/>
        </table:table-row>
        <table:table-row table:style-name="ro1">
          <table:table-cell office:value-type="string">
            <text:p>N87</text:p>
          </table:table-cell>
          <table:table-cell table:formula="of:=[.B87]" office:value-type="string" office:string-value="X2700">
            <text:p>X2700</text:p>
          </table:table-cell>
          <table:table-cell table:formula="of:= &quot;Y&quot; &amp; [.D88]" office:value-type="string" office:string-value="Y562.783333333334">
            <text:p>Y562.783333333334</text:p>
          </table:table-cell>
          <table:table-cell table:formula="of:=[.D87]+[.$I$4]" office:value-type="float" office:value="562.783333333334">
            <text:p>562.7833333333</text:p>
          </table:table-cell>
          <table:table-cell table:number-columns-repeated="5"/>
        </table:table-row>
        <table:table-row table:style-name="ro1">
          <table:table-cell office:value-type="string">
            <text:p>N88</text:p>
          </table:table-cell>
          <table:table-cell table:formula="of:=[.B88]" office:value-type="string" office:string-value="X2700">
            <text:p>X2700</text:p>
          </table:table-cell>
          <table:table-cell table:formula="of:= &quot;Y&quot; &amp; [.D89]" office:value-type="string" office:string-value="Y567.575">
            <text:p>Y567.575</text:p>
          </table:table-cell>
          <table:table-cell table:formula="of:=[.D88]+[.$I$4]" office:value-type="float" office:value="567.575">
            <text:p>567.575</text:p>
          </table:table-cell>
          <table:table-cell table:number-columns-repeated="5"/>
        </table:table-row>
        <table:table-row table:style-name="ro1">
          <table:table-cell office:value-type="string">
            <text:p>N89</text:p>
          </table:table-cell>
          <table:table-cell table:formula="of:=[.B89]" office:value-type="string" office:string-value="X2700">
            <text:p>X2700</text:p>
          </table:table-cell>
          <table:table-cell table:formula="of:= &quot;Y&quot; &amp; [.D90]" office:value-type="string" office:string-value="Y572.366666666667">
            <text:p>Y572.366666666667</text:p>
          </table:table-cell>
          <table:table-cell table:formula="of:=[.D89]+[.$I$4]" office:value-type="float" office:value="572.366666666667">
            <text:p>572.3666666667</text:p>
          </table:table-cell>
          <table:table-cell table:number-columns-repeated="5"/>
        </table:table-row>
        <table:table-row table:style-name="ro1">
          <table:table-cell office:value-type="string">
            <text:p>N90</text:p>
          </table:table-cell>
          <table:table-cell table:formula="of:=[.B90]" office:value-type="string" office:string-value="X2700">
            <text:p>X2700</text:p>
          </table:table-cell>
          <table:table-cell table:formula="of:= &quot;Y&quot; &amp; [.D91]" office:value-type="string" office:string-value="Y577.158333333334">
            <text:p>Y577.158333333334</text:p>
          </table:table-cell>
          <table:table-cell table:formula="of:=[.D90]+[.$I$4]" office:value-type="float" office:value="577.158333333334">
            <text:p>577.1583333333</text:p>
          </table:table-cell>
          <table:table-cell table:number-columns-repeated="5"/>
        </table:table-row>
        <table:table-row table:style-name="ro1">
          <table:table-cell office:value-type="string">
            <text:p>N91</text:p>
          </table:table-cell>
          <table:table-cell table:formula="of:=[.B91]" office:value-type="string" office:string-value="X2700">
            <text:p>X2700</text:p>
          </table:table-cell>
          <table:table-cell table:formula="of:= &quot;Y&quot; &amp; [.D92]" office:value-type="string" office:string-value="Y581.95">
            <text:p>Y581.95</text:p>
          </table:table-cell>
          <table:table-cell table:formula="of:=[.D91]+[.$I$4]" office:value-type="float" office:value="581.95">
            <text:p>581.95</text:p>
          </table:table-cell>
          <table:table-cell table:number-columns-repeated="5"/>
        </table:table-row>
        <table:table-row table:style-name="ro1">
          <table:table-cell office:value-type="string">
            <text:p>N92</text:p>
          </table:table-cell>
          <table:table-cell table:formula="of:=[.B92]" office:value-type="string" office:string-value="X2700">
            <text:p>X2700</text:p>
          </table:table-cell>
          <table:table-cell table:formula="of:= &quot;Y&quot; &amp; [.D93]" office:value-type="string" office:string-value="Y586.741666666667">
            <text:p>Y586.741666666667</text:p>
          </table:table-cell>
          <table:table-cell table:formula="of:=[.D92]+[.$I$4]" office:value-type="float" office:value="586.741666666667">
            <text:p>586.7416666667</text:p>
          </table:table-cell>
          <table:table-cell table:number-columns-repeated="5"/>
        </table:table-row>
        <table:table-row table:style-name="ro1">
          <table:table-cell office:value-type="string">
            <text:p>N93</text:p>
          </table:table-cell>
          <table:table-cell table:formula="of:=[.B93]" office:value-type="string" office:string-value="X2700">
            <text:p>X2700</text:p>
          </table:table-cell>
          <table:table-cell table:formula="of:= &quot;Y&quot; &amp; [.D94]" office:value-type="string" office:string-value="Y591.533333333334">
            <text:p>Y591.533333333334</text:p>
          </table:table-cell>
          <table:table-cell table:formula="of:=[.D93]+[.$I$4]" office:value-type="float" office:value="591.533333333334">
            <text:p>591.5333333333</text:p>
          </table:table-cell>
          <table:table-cell table:number-columns-repeated="5"/>
        </table:table-row>
        <table:table-row table:style-name="ro1">
          <table:table-cell office:value-type="string">
            <text:p>N94</text:p>
          </table:table-cell>
          <table:table-cell table:formula="of:=[.B94]" office:value-type="string" office:string-value="X2700">
            <text:p>X2700</text:p>
          </table:table-cell>
          <table:table-cell table:formula="of:= &quot;Y&quot; &amp; [.D95]" office:value-type="string" office:string-value="Y596.325">
            <text:p>Y596.325</text:p>
          </table:table-cell>
          <table:table-cell table:formula="of:=[.D94]+[.$I$4]" office:value-type="float" office:value="596.325">
            <text:p>596.325</text:p>
          </table:table-cell>
          <table:table-cell table:number-columns-repeated="5"/>
        </table:table-row>
        <table:table-row table:style-name="ro1">
          <table:table-cell office:value-type="string">
            <text:p>N95</text:p>
          </table:table-cell>
          <table:table-cell table:formula="of:=[.B95]" office:value-type="string" office:string-value="X2700">
            <text:p>X2700</text:p>
          </table:table-cell>
          <table:table-cell table:formula="of:= &quot;Y&quot; &amp; [.D96]" office:value-type="string" office:string-value="Y601.116666666667">
            <text:p>Y601.116666666667</text:p>
          </table:table-cell>
          <table:table-cell table:formula="of:=[.D95]+[.$I$4]" office:value-type="float" office:value="601.116666666667">
            <text:p>601.1166666667</text:p>
          </table:table-cell>
          <table:table-cell table:number-columns-repeated="5"/>
        </table:table-row>
        <table:table-row table:style-name="ro1">
          <table:table-cell office:value-type="string">
            <text:p>N96</text:p>
          </table:table-cell>
          <table:table-cell table:formula="of:=[.B96]" office:value-type="string" office:string-value="X2700">
            <text:p>X2700</text:p>
          </table:table-cell>
          <table:table-cell table:formula="of:= &quot;Y&quot; &amp; [.D97]" office:value-type="string" office:string-value="Y605.908333333333">
            <text:p>Y605.908333333333</text:p>
          </table:table-cell>
          <table:table-cell table:formula="of:=[.D96]+[.$I$4]" office:value-type="float" office:value="605.908333333333">
            <text:p>605.9083333333</text:p>
          </table:table-cell>
          <table:table-cell table:number-columns-repeated="5"/>
        </table:table-row>
        <table:table-row table:style-name="ro1">
          <table:table-cell office:value-type="string">
            <text:p>N97</text:p>
          </table:table-cell>
          <table:table-cell table:formula="of:=[.B97]" office:value-type="string" office:string-value="X2700">
            <text:p>X2700</text:p>
          </table:table-cell>
          <table:table-cell table:formula="of:= &quot;Y&quot; &amp; [.D98]" office:value-type="string" office:string-value="Y610.7">
            <text:p>Y610.7</text:p>
          </table:table-cell>
          <table:table-cell table:formula="of:=[.D97]+[.$I$4]" office:value-type="float" office:value="610.7">
            <text:p>610.7</text:p>
          </table:table-cell>
          <table:table-cell table:number-columns-repeated="5"/>
        </table:table-row>
        <table:table-row table:style-name="ro1">
          <table:table-cell office:value-type="string">
            <text:p>N98</text:p>
          </table:table-cell>
          <table:table-cell table:formula="of:=[.B98]" office:value-type="string" office:string-value="X2700">
            <text:p>X2700</text:p>
          </table:table-cell>
          <table:table-cell table:formula="of:= &quot;Y&quot; &amp; [.D99]" office:value-type="string" office:string-value="Y615.491666666667">
            <text:p>Y615.491666666667</text:p>
          </table:table-cell>
          <table:table-cell table:formula="of:=[.D98]+[.$I$4]" office:value-type="float" office:value="615.491666666667">
            <text:p>615.4916666667</text:p>
          </table:table-cell>
          <table:table-cell table:number-columns-repeated="5"/>
        </table:table-row>
        <table:table-row table:style-name="ro1">
          <table:table-cell office:value-type="string">
            <text:p>N99</text:p>
          </table:table-cell>
          <table:table-cell table:formula="of:=[.B99]" office:value-type="string" office:string-value="X2700">
            <text:p>X2700</text:p>
          </table:table-cell>
          <table:table-cell table:formula="of:= &quot;Y&quot; &amp; [.D100]" office:value-type="string" office:string-value="Y620.283333333333">
            <text:p>Y620.283333333333</text:p>
          </table:table-cell>
          <table:table-cell table:formula="of:=[.D99]+[.$I$4]" office:value-type="float" office:value="620.283333333333">
            <text:p>620.2833333333</text:p>
          </table:table-cell>
          <table:table-cell table:number-columns-repeated="5"/>
        </table:table-row>
        <table:table-row table:style-name="ro1">
          <table:table-cell office:value-type="string">
            <text:p>N100</text:p>
          </table:table-cell>
          <table:table-cell table:formula="of:=[.B100]" office:value-type="string" office:string-value="X2700">
            <text:p>X2700</text:p>
          </table:table-cell>
          <table:table-cell table:formula="of:= &quot;Y&quot; &amp; [.D101]" office:value-type="string" office:string-value="Y625.075">
            <text:p>Y625.075</text:p>
          </table:table-cell>
          <table:table-cell table:formula="of:=[.D100]+[.$I$4]" office:value-type="float" office:value="625.075">
            <text:p>625.075</text:p>
          </table:table-cell>
          <table:table-cell table:number-columns-repeated="5"/>
        </table:table-row>
        <table:table-row table:style-name="ro1">
          <table:table-cell office:value-type="string">
            <text:p>N101</text:p>
          </table:table-cell>
          <table:table-cell table:formula="of:=[.B101]" office:value-type="string" office:string-value="X2700">
            <text:p>X2700</text:p>
          </table:table-cell>
          <table:table-cell table:formula="of:= &quot;Y&quot; &amp; [.D102]" office:value-type="string" office:string-value="Y629.866666666667">
            <text:p>Y629.866666666667</text:p>
          </table:table-cell>
          <table:table-cell table:formula="of:=[.D101]+[.$I$4]" office:value-type="float" office:value="629.866666666667">
            <text:p>629.8666666667</text:p>
          </table:table-cell>
          <table:table-cell table:number-columns-repeated="5"/>
        </table:table-row>
        <table:table-row table:style-name="ro1">
          <table:table-cell office:value-type="string">
            <text:p>N102</text:p>
          </table:table-cell>
          <table:table-cell table:formula="of:=[.B102]" office:value-type="string" office:string-value="X2700">
            <text:p>X2700</text:p>
          </table:table-cell>
          <table:table-cell table:formula="of:= &quot;Y&quot; &amp; [.D103]" office:value-type="string" office:string-value="Y634.658333333333">
            <text:p>Y634.658333333333</text:p>
          </table:table-cell>
          <table:table-cell table:formula="of:=[.D102]+[.$I$4]" office:value-type="float" office:value="634.658333333333">
            <text:p>634.6583333333</text:p>
          </table:table-cell>
          <table:table-cell table:number-columns-repeated="5"/>
        </table:table-row>
        <table:table-row table:style-name="ro1">
          <table:table-cell office:value-type="string">
            <text:p>N103</text:p>
          </table:table-cell>
          <table:table-cell table:formula="of:=[.B103]" office:value-type="string" office:string-value="X2700">
            <text:p>X2700</text:p>
          </table:table-cell>
          <table:table-cell table:formula="of:= &quot;Y&quot; &amp; [.D104]" office:value-type="string" office:string-value="Y639.45">
            <text:p>Y639.45</text:p>
          </table:table-cell>
          <table:table-cell table:formula="of:=[.D103]+[.$I$4]" office:value-type="float" office:value="639.45">
            <text:p>639.45</text:p>
          </table:table-cell>
          <table:table-cell table:number-columns-repeated="5"/>
        </table:table-row>
        <table:table-row table:style-name="ro1">
          <table:table-cell office:value-type="string">
            <text:p>N104</text:p>
          </table:table-cell>
          <table:table-cell table:formula="of:=[.B104]" office:value-type="string" office:string-value="X2700">
            <text:p>X2700</text:p>
          </table:table-cell>
          <table:table-cell table:formula="of:= &quot;Y&quot; &amp; [.D105]" office:value-type="string" office:string-value="Y644.241666666667">
            <text:p>Y644.241666666667</text:p>
          </table:table-cell>
          <table:table-cell table:formula="of:=[.D104]+[.$I$4]" office:value-type="float" office:value="644.241666666667">
            <text:p>644.2416666667</text:p>
          </table:table-cell>
          <table:table-cell table:number-columns-repeated="5"/>
        </table:table-row>
        <table:table-row table:style-name="ro1">
          <table:table-cell office:value-type="string">
            <text:p>N105</text:p>
          </table:table-cell>
          <table:table-cell table:formula="of:=[.B105]" office:value-type="string" office:string-value="X2700">
            <text:p>X2700</text:p>
          </table:table-cell>
          <table:table-cell table:formula="of:= &quot;Y&quot; &amp; [.D106]" office:value-type="string" office:string-value="Y649.033333333333">
            <text:p>Y649.033333333333</text:p>
          </table:table-cell>
          <table:table-cell table:formula="of:=[.D105]+[.$I$4]" office:value-type="float" office:value="649.033333333333">
            <text:p>649.0333333333</text:p>
          </table:table-cell>
          <table:table-cell table:number-columns-repeated="5"/>
        </table:table-row>
        <table:table-row table:style-name="ro1">
          <table:table-cell office:value-type="string">
            <text:p>N106</text:p>
          </table:table-cell>
          <table:table-cell table:formula="of:=[.B106]" office:value-type="string" office:string-value="X2700">
            <text:p>X2700</text:p>
          </table:table-cell>
          <table:table-cell table:formula="of:= &quot;Y&quot; &amp; [.D107]" office:value-type="string" office:string-value="Y653.825">
            <text:p>Y653.825</text:p>
          </table:table-cell>
          <table:table-cell table:formula="of:=[.D106]+[.$I$4]" office:value-type="float" office:value="653.825">
            <text:p>653.825</text:p>
          </table:table-cell>
          <table:table-cell table:number-columns-repeated="5"/>
        </table:table-row>
        <table:table-row table:style-name="ro1">
          <table:table-cell office:value-type="string">
            <text:p>N107</text:p>
          </table:table-cell>
          <table:table-cell table:formula="of:=[.B107]" office:value-type="string" office:string-value="X2700">
            <text:p>X2700</text:p>
          </table:table-cell>
          <table:table-cell table:formula="of:= &quot;Y&quot; &amp; [.D108]" office:value-type="string" office:string-value="Y658.616666666666">
            <text:p>Y658.616666666666</text:p>
          </table:table-cell>
          <table:table-cell table:formula="of:=[.D107]+[.$I$4]" office:value-type="float" office:value="658.616666666666">
            <text:p>658.6166666667</text:p>
          </table:table-cell>
          <table:table-cell table:number-columns-repeated="5"/>
        </table:table-row>
        <table:table-row table:style-name="ro1">
          <table:table-cell office:value-type="string">
            <text:p>N108</text:p>
          </table:table-cell>
          <table:table-cell table:formula="of:=[.B108]" office:value-type="string" office:string-value="X2700">
            <text:p>X2700</text:p>
          </table:table-cell>
          <table:table-cell table:formula="of:= &quot;Y&quot; &amp; [.D109]" office:value-type="string" office:string-value="Y663.408333333333">
            <text:p>Y663.408333333333</text:p>
          </table:table-cell>
          <table:table-cell table:formula="of:=[.D108]+[.$I$4]" office:value-type="float" office:value="663.408333333333">
            <text:p>663.4083333333</text:p>
          </table:table-cell>
          <table:table-cell table:number-columns-repeated="5"/>
        </table:table-row>
        <table:table-row table:style-name="ro1">
          <table:table-cell office:value-type="string">
            <text:p>N109</text:p>
          </table:table-cell>
          <table:table-cell table:formula="of:=[.B109]" office:value-type="string" office:string-value="X2700">
            <text:p>X2700</text:p>
          </table:table-cell>
          <table:table-cell table:formula="of:= &quot;Y&quot; &amp; [.D110]" office:value-type="string" office:string-value="Y668.2">
            <text:p>Y668.2</text:p>
          </table:table-cell>
          <table:table-cell table:formula="of:=[.D109]+[.$I$4]" office:value-type="float" office:value="668.2">
            <text:p>668.2</text:p>
          </table:table-cell>
          <table:table-cell table:number-columns-repeated="5"/>
        </table:table-row>
        <table:table-row table:style-name="ro1">
          <table:table-cell office:value-type="string">
            <text:p>N110</text:p>
          </table:table-cell>
          <table:table-cell table:formula="of:=[.B110]" office:value-type="string" office:string-value="X2700">
            <text:p>X2700</text:p>
          </table:table-cell>
          <table:table-cell table:formula="of:= &quot;Y&quot; &amp; [.D111]" office:value-type="string" office:string-value="Y672.991666666666">
            <text:p>Y672.991666666666</text:p>
          </table:table-cell>
          <table:table-cell table:formula="of:=[.D110]+[.$I$4]" office:value-type="float" office:value="672.991666666666">
            <text:p>672.9916666667</text:p>
          </table:table-cell>
          <table:table-cell table:number-columns-repeated="5"/>
        </table:table-row>
        <table:table-row table:style-name="ro1">
          <table:table-cell office:value-type="string">
            <text:p>N111</text:p>
          </table:table-cell>
          <table:table-cell table:formula="of:=[.B111]" office:value-type="string" office:string-value="X2700">
            <text:p>X2700</text:p>
          </table:table-cell>
          <table:table-cell table:formula="of:= &quot;Y&quot; &amp; [.D112]" office:value-type="string" office:string-value="Y677.783333333333">
            <text:p>Y677.783333333333</text:p>
          </table:table-cell>
          <table:table-cell table:formula="of:=[.D111]+[.$I$4]" office:value-type="float" office:value="677.783333333333">
            <text:p>677.7833333333</text:p>
          </table:table-cell>
          <table:table-cell table:number-columns-repeated="5"/>
        </table:table-row>
        <table:table-row table:style-name="ro1">
          <table:table-cell office:value-type="string">
            <text:p>N112</text:p>
          </table:table-cell>
          <table:table-cell table:formula="of:=[.B112]" office:value-type="string" office:string-value="X2700">
            <text:p>X2700</text:p>
          </table:table-cell>
          <table:table-cell table:formula="of:= &quot;Y&quot; &amp; [.D113]" office:value-type="string" office:string-value="Y682.575">
            <text:p>Y682.575</text:p>
          </table:table-cell>
          <table:table-cell table:formula="of:=[.D112]+[.$I$4]" office:value-type="float" office:value="682.575">
            <text:p>682.575</text:p>
          </table:table-cell>
          <table:table-cell table:number-columns-repeated="5"/>
        </table:table-row>
        <table:table-row table:style-name="ro1">
          <table:table-cell office:value-type="string">
            <text:p>N113</text:p>
          </table:table-cell>
          <table:table-cell table:formula="of:=[.B113]" office:value-type="string" office:string-value="X2700">
            <text:p>X2700</text:p>
          </table:table-cell>
          <table:table-cell table:formula="of:= &quot;Y&quot; &amp; [.D114]" office:value-type="string" office:string-value="Y687.366666666666">
            <text:p>Y687.366666666666</text:p>
          </table:table-cell>
          <table:table-cell table:formula="of:=[.D113]+[.$I$4]" office:value-type="float" office:value="687.366666666666">
            <text:p>687.3666666667</text:p>
          </table:table-cell>
          <table:table-cell table:number-columns-repeated="5"/>
        </table:table-row>
        <table:table-row table:style-name="ro1">
          <table:table-cell office:value-type="string">
            <text:p>N114</text:p>
          </table:table-cell>
          <table:table-cell table:formula="of:=[.B114]" office:value-type="string" office:string-value="X2700">
            <text:p>X2700</text:p>
          </table:table-cell>
          <table:table-cell table:formula="of:= &quot;Y&quot; &amp; [.D115]" office:value-type="string" office:string-value="Y692.158333333333">
            <text:p>Y692.158333333333</text:p>
          </table:table-cell>
          <table:table-cell table:formula="of:=[.D114]+[.$I$4]" office:value-type="float" office:value="692.158333333333">
            <text:p>692.1583333333</text:p>
          </table:table-cell>
          <table:table-cell table:number-columns-repeated="5"/>
        </table:table-row>
        <table:table-row table:style-name="ro1">
          <table:table-cell office:value-type="string">
            <text:p>N115</text:p>
          </table:table-cell>
          <table:table-cell table:formula="of:=[.B115]" office:value-type="string" office:string-value="X2700">
            <text:p>X2700</text:p>
          </table:table-cell>
          <table:table-cell table:formula="of:= &quot;Y&quot; &amp; [.D116]" office:value-type="string" office:string-value="Y696.949999999999">
            <text:p>Y696.949999999999</text:p>
          </table:table-cell>
          <table:table-cell table:formula="of:=[.D115]+[.$I$4]" office:value-type="float" office:value="696.949999999999">
            <text:p>696.95</text:p>
          </table:table-cell>
          <table:table-cell table:number-columns-repeated="5"/>
        </table:table-row>
        <table:table-row table:style-name="ro1">
          <table:table-cell office:value-type="string">
            <text:p>N116</text:p>
          </table:table-cell>
          <table:table-cell table:formula="of:=[.B116]" office:value-type="string" office:string-value="X2700">
            <text:p>X2700</text:p>
          </table:table-cell>
          <table:table-cell table:formula="of:= &quot;Y&quot; &amp; [.D117]" office:value-type="string" office:string-value="Y701.741666666666">
            <text:p>Y701.741666666666</text:p>
          </table:table-cell>
          <table:table-cell table:formula="of:=[.D116]+[.$I$4]" office:value-type="float" office:value="701.741666666666">
            <text:p>701.7416666667</text:p>
          </table:table-cell>
          <table:table-cell table:number-columns-repeated="5"/>
        </table:table-row>
        <table:table-row table:style-name="ro1">
          <table:table-cell office:value-type="string">
            <text:p>N117</text:p>
          </table:table-cell>
          <table:table-cell table:formula="of:=[.B117]" office:value-type="string" office:string-value="X2700">
            <text:p>X2700</text:p>
          </table:table-cell>
          <table:table-cell table:formula="of:= &quot;Y&quot; &amp; [.D118]" office:value-type="string" office:string-value="Y706.533333333333">
            <text:p>Y706.533333333333</text:p>
          </table:table-cell>
          <table:table-cell table:formula="of:=[.D117]+[.$I$4]" office:value-type="float" office:value="706.533333333333">
            <text:p>706.5333333333</text:p>
          </table:table-cell>
          <table:table-cell table:number-columns-repeated="5"/>
        </table:table-row>
        <table:table-row table:style-name="ro1">
          <table:table-cell office:value-type="string">
            <text:p>N118</text:p>
          </table:table-cell>
          <table:table-cell table:formula="of:=[.B118]" office:value-type="string" office:string-value="X2700">
            <text:p>X2700</text:p>
          </table:table-cell>
          <table:table-cell table:formula="of:= &quot;Y&quot; &amp; [.D119]" office:value-type="string" office:string-value="Y711.324999999999">
            <text:p>Y711.324999999999</text:p>
          </table:table-cell>
          <table:table-cell table:formula="of:=[.D118]+[.$I$4]" office:value-type="float" office:value="711.324999999999">
            <text:p>711.325</text:p>
          </table:table-cell>
          <table:table-cell table:number-columns-repeated="5"/>
        </table:table-row>
        <table:table-row table:style-name="ro1">
          <table:table-cell office:value-type="string">
            <text:p>N119</text:p>
          </table:table-cell>
          <table:table-cell table:formula="of:=[.B119]" office:value-type="string" office:string-value="X2700">
            <text:p>X2700</text:p>
          </table:table-cell>
          <table:table-cell table:formula="of:= &quot;Y&quot; &amp; [.D120]" office:value-type="string" office:string-value="Y716.116666666666">
            <text:p>Y716.116666666666</text:p>
          </table:table-cell>
          <table:table-cell table:formula="of:=[.D119]+[.$I$4]" office:value-type="float" office:value="716.116666666666">
            <text:p>716.1166666667</text:p>
          </table:table-cell>
          <table:table-cell table:number-columns-repeated="5"/>
        </table:table-row>
        <table:table-row table:style-name="ro1">
          <table:table-cell office:value-type="string">
            <text:p>N120</text:p>
          </table:table-cell>
          <table:table-cell table:formula="of:=[.B120]" office:value-type="string" office:string-value="X2700">
            <text:p>X2700</text:p>
          </table:table-cell>
          <table:table-cell table:formula="of:= &quot;Y&quot; &amp; [.D121]" office:value-type="string" office:string-value="Y720.908333333333">
            <text:p>Y720.908333333333</text:p>
          </table:table-cell>
          <table:table-cell table:formula="of:=[.D120]+[.$I$4]" office:value-type="float" office:value="720.908333333333">
            <text:p>720.9083333333</text:p>
          </table:table-cell>
          <table:table-cell table:number-columns-repeated="5"/>
        </table:table-row>
        <table:table-row table:style-name="ro1">
          <table:table-cell office:value-type="string">
            <text:p>N121</text:p>
          </table:table-cell>
          <table:table-cell table:formula="of:=[.B121]" office:value-type="string" office:string-value="X2700">
            <text:p>X2700</text:p>
          </table:table-cell>
          <table:table-cell table:formula="of:= &quot;Y&quot; &amp; [.D122]" office:value-type="string" office:string-value="Y725.699999999999">
            <text:p>Y725.699999999999</text:p>
          </table:table-cell>
          <table:table-cell table:formula="of:=[.D121]+[.$I$4]" office:value-type="float" office:value="725.699999999999">
            <text:p>725.7</text:p>
          </table:table-cell>
          <table:table-cell table:number-columns-repeated="5"/>
        </table:table-row>
        <table:table-row table:style-name="ro1">
          <table:table-cell office:value-type="string">
            <text:p>N122</text:p>
          </table:table-cell>
          <table:table-cell table:formula="of:=[.B122]" office:value-type="string" office:string-value="X2700">
            <text:p>X2700</text:p>
          </table:table-cell>
          <table:table-cell table:formula="of:= &quot;Y&quot; &amp; [.D123]" office:value-type="string" office:string-value="Y730.491666666666">
            <text:p>Y730.491666666666</text:p>
          </table:table-cell>
          <table:table-cell table:formula="of:=[.D122]+[.$I$4]" office:value-type="float" office:value="730.491666666666">
            <text:p>730.4916666667</text:p>
          </table:table-cell>
          <table:table-cell table:number-columns-repeated="5"/>
        </table:table-row>
        <table:table-row table:style-name="ro1">
          <table:table-cell office:value-type="string">
            <text:p>N123</text:p>
          </table:table-cell>
          <table:table-cell table:formula="of:=[.B123]" office:value-type="string" office:string-value="X2700">
            <text:p>X2700</text:p>
          </table:table-cell>
          <table:table-cell table:formula="of:= &quot;Y&quot; &amp; [.D124]" office:value-type="string" office:string-value="Y735.283333333332">
            <text:p>Y735.283333333332</text:p>
          </table:table-cell>
          <table:table-cell table:formula="of:=[.D123]+[.$I$4]" office:value-type="float" office:value="735.283333333332">
            <text:p>735.2833333333</text:p>
          </table:table-cell>
          <table:table-cell table:number-columns-repeated="5"/>
        </table:table-row>
        <table:table-row table:style-name="ro1">
          <table:table-cell office:value-type="string">
            <text:p>N124</text:p>
          </table:table-cell>
          <table:table-cell table:formula="of:=[.B124]" office:value-type="string" office:string-value="X2700">
            <text:p>X2700</text:p>
          </table:table-cell>
          <table:table-cell table:formula="of:= &quot;Y&quot; &amp; [.D125]" office:value-type="string" office:string-value="Y740.074999999999">
            <text:p>Y740.074999999999</text:p>
          </table:table-cell>
          <table:table-cell table:formula="of:=[.D124]+[.$I$4]" office:value-type="float" office:value="740.074999999999">
            <text:p>740.075</text:p>
          </table:table-cell>
          <table:table-cell table:number-columns-repeated="5"/>
        </table:table-row>
        <table:table-row table:style-name="ro1">
          <table:table-cell office:value-type="string">
            <text:p>N125</text:p>
          </table:table-cell>
          <table:table-cell table:formula="of:=[.B125]" office:value-type="string" office:string-value="X2700">
            <text:p>X2700</text:p>
          </table:table-cell>
          <table:table-cell table:formula="of:= &quot;Y&quot; &amp; [.D126]" office:value-type="string" office:string-value="Y744.866666666666">
            <text:p>Y744.866666666666</text:p>
          </table:table-cell>
          <table:table-cell table:formula="of:=[.D125]+[.$I$4]" office:value-type="float" office:value="744.866666666666">
            <text:p>744.8666666667</text:p>
          </table:table-cell>
          <table:table-cell table:number-columns-repeated="5"/>
        </table:table-row>
        <table:table-row table:style-name="ro1">
          <table:table-cell office:value-type="string">
            <text:p>N126</text:p>
          </table:table-cell>
          <table:table-cell table:formula="of:=[.B126]" office:value-type="string" office:string-value="X2700">
            <text:p>X2700</text:p>
          </table:table-cell>
          <table:table-cell table:formula="of:= &quot;Y&quot; &amp; [.D127]" office:value-type="string" office:string-value="Y749.658333333332">
            <text:p>Y749.658333333332</text:p>
          </table:table-cell>
          <table:table-cell table:formula="of:=[.D126]+[.$I$4]" office:value-type="float" office:value="749.658333333332">
            <text:p>749.6583333333</text:p>
          </table:table-cell>
          <table:table-cell table:number-columns-repeated="5"/>
        </table:table-row>
        <table:table-row table:style-name="ro1">
          <table:table-cell office:value-type="string">
            <text:p>N127</text:p>
          </table:table-cell>
          <table:table-cell table:formula="of:=[.B127]" office:value-type="string" office:string-value="X2700">
            <text:p>X2700</text:p>
          </table:table-cell>
          <table:table-cell table:formula="of:= &quot;Y&quot; &amp; [.D128]" office:value-type="string" office:string-value="Y754.449999999999">
            <text:p>Y754.449999999999</text:p>
          </table:table-cell>
          <table:table-cell table:formula="of:=[.D127]+[.$I$4]" office:value-type="float" office:value="754.449999999999">
            <text:p>754.45</text:p>
          </table:table-cell>
          <table:table-cell table:number-columns-repeated="5"/>
        </table:table-row>
        <table:table-row table:style-name="ro1">
          <table:table-cell office:value-type="string">
            <text:p>N128</text:p>
          </table:table-cell>
          <table:table-cell table:formula="of:=[.B128]" office:value-type="string" office:string-value="X2700">
            <text:p>X2700</text:p>
          </table:table-cell>
          <table:table-cell table:formula="of:= &quot;Y&quot; &amp; [.D129]" office:value-type="string" office:string-value="Y759.241666666666">
            <text:p>Y759.241666666666</text:p>
          </table:table-cell>
          <table:table-cell table:formula="of:=[.D128]+[.$I$4]" office:value-type="float" office:value="759.241666666666">
            <text:p>759.2416666667</text:p>
          </table:table-cell>
          <table:table-cell table:number-columns-repeated="5"/>
        </table:table-row>
        <table:table-row table:style-name="ro1">
          <table:table-cell office:value-type="string">
            <text:p>N129</text:p>
          </table:table-cell>
          <table:table-cell table:formula="of:=[.B129]" office:value-type="string" office:string-value="X2700">
            <text:p>X2700</text:p>
          </table:table-cell>
          <table:table-cell table:formula="of:= &quot;Y&quot; &amp; [.D130]" office:value-type="string" office:string-value="Y764.033333333332">
            <text:p>Y764.033333333332</text:p>
          </table:table-cell>
          <table:table-cell table:formula="of:=[.D129]+[.$I$4]" office:value-type="float" office:value="764.033333333332">
            <text:p>764.0333333333</text:p>
          </table:table-cell>
          <table:table-cell table:number-columns-repeated="5"/>
        </table:table-row>
        <table:table-row table:style-name="ro1">
          <table:table-cell office:value-type="string">
            <text:p>N130</text:p>
          </table:table-cell>
          <table:table-cell table:formula="of:=[.B130]" office:value-type="string" office:string-value="X2700">
            <text:p>X2700</text:p>
          </table:table-cell>
          <table:table-cell table:formula="of:= &quot;Y&quot; &amp; [.D131]" office:value-type="string" office:string-value="Y768.824999999999">
            <text:p>Y768.824999999999</text:p>
          </table:table-cell>
          <table:table-cell table:formula="of:=[.D130]+[.$I$4]" office:value-type="float" office:value="768.824999999999">
            <text:p>768.825</text:p>
          </table:table-cell>
          <table:table-cell table:number-columns-repeated="5"/>
        </table:table-row>
        <table:table-row table:style-name="ro1">
          <table:table-cell office:value-type="string">
            <text:p>N131</text:p>
          </table:table-cell>
          <table:table-cell table:formula="of:=[.B131]" office:value-type="string" office:string-value="X2700">
            <text:p>X2700</text:p>
          </table:table-cell>
          <table:table-cell table:formula="of:= &quot;Y&quot; &amp; [.D132]" office:value-type="string" office:string-value="Y773.616666666665">
            <text:p>Y773.616666666665</text:p>
          </table:table-cell>
          <table:table-cell table:formula="of:=[.D131]+[.$I$4]" office:value-type="float" office:value="773.616666666665">
            <text:p>773.6166666667</text:p>
          </table:table-cell>
          <table:table-cell table:number-columns-repeated="5"/>
        </table:table-row>
        <table:table-row table:style-name="ro1">
          <table:table-cell office:value-type="string">
            <text:p>N132</text:p>
          </table:table-cell>
          <table:table-cell table:formula="of:=[.B132]" office:value-type="string" office:string-value="X2700">
            <text:p>X2700</text:p>
          </table:table-cell>
          <table:table-cell table:formula="of:= &quot;Y&quot; &amp; [.D133]" office:value-type="string" office:string-value="Y778.408333333332">
            <text:p>Y778.408333333332</text:p>
          </table:table-cell>
          <table:table-cell table:formula="of:=[.D132]+[.$I$4]" office:value-type="float" office:value="778.408333333332">
            <text:p>778.4083333333</text:p>
          </table:table-cell>
          <table:table-cell table:number-columns-repeated="5"/>
        </table:table-row>
        <table:table-row table:style-name="ro1">
          <table:table-cell office:value-type="string">
            <text:p>N133</text:p>
          </table:table-cell>
          <table:table-cell table:formula="of:=[.B133]" office:value-type="string" office:string-value="X2700">
            <text:p>X2700</text:p>
          </table:table-cell>
          <table:table-cell table:formula="of:= &quot;Y&quot; &amp; [.D134]" office:value-type="string" office:string-value="Y783.199999999999">
            <text:p>Y783.199999999999</text:p>
          </table:table-cell>
          <table:table-cell table:formula="of:=[.D133]+[.$I$4]" office:value-type="float" office:value="783.199999999999">
            <text:p>783.2</text:p>
          </table:table-cell>
          <table:table-cell table:number-columns-repeated="5"/>
        </table:table-row>
        <table:table-row table:style-name="ro1">
          <table:table-cell office:value-type="string">
            <text:p>N134</text:p>
          </table:table-cell>
          <table:table-cell table:formula="of:=[.B134]" office:value-type="string" office:string-value="X2700">
            <text:p>X2700</text:p>
          </table:table-cell>
          <table:table-cell table:formula="of:= &quot;Y&quot; &amp; [.D135]" office:value-type="string" office:string-value="Y787.991666666665">
            <text:p>Y787.991666666665</text:p>
          </table:table-cell>
          <table:table-cell table:formula="of:=[.D134]+[.$I$4]" office:value-type="float" office:value="787.991666666665">
            <text:p>787.9916666667</text:p>
          </table:table-cell>
          <table:table-cell table:number-columns-repeated="5"/>
        </table:table-row>
        <table:table-row table:style-name="ro1">
          <table:table-cell office:value-type="string">
            <text:p>N135</text:p>
          </table:table-cell>
          <table:table-cell table:formula="of:=[.B135]" office:value-type="string" office:string-value="X2700">
            <text:p>X2700</text:p>
          </table:table-cell>
          <table:table-cell table:formula="of:= &quot;Y&quot; &amp; [.D136]" office:value-type="string" office:string-value="Y792.783333333332">
            <text:p>Y792.783333333332</text:p>
          </table:table-cell>
          <table:table-cell table:formula="of:=[.D135]+[.$I$4]" office:value-type="float" office:value="792.783333333332">
            <text:p>792.7833333333</text:p>
          </table:table-cell>
          <table:table-cell table:number-columns-repeated="5"/>
        </table:table-row>
        <table:table-row table:style-name="ro1">
          <table:table-cell office:value-type="string">
            <text:p>N136</text:p>
          </table:table-cell>
          <table:table-cell table:formula="of:=[.B136]" office:value-type="string" office:string-value="X2700">
            <text:p>X2700</text:p>
          </table:table-cell>
          <table:table-cell table:formula="of:= &quot;Y&quot; &amp; [.D137]" office:value-type="string" office:string-value="Y797.574999999999">
            <text:p>Y797.574999999999</text:p>
          </table:table-cell>
          <table:table-cell table:formula="of:=[.D136]+[.$I$4]" office:value-type="float" office:value="797.574999999999">
            <text:p>797.575</text:p>
          </table:table-cell>
          <table:table-cell table:number-columns-repeated="5"/>
        </table:table-row>
        <table:table-row table:style-name="ro1">
          <table:table-cell office:value-type="string">
            <text:p>N137</text:p>
          </table:table-cell>
          <table:table-cell table:formula="of:=[.B137]" office:value-type="string" office:string-value="X2700">
            <text:p>X2700</text:p>
          </table:table-cell>
          <table:table-cell table:formula="of:= &quot;Y&quot; &amp; [.D138]" office:value-type="string" office:string-value="Y802.366666666665">
            <text:p>Y802.366666666665</text:p>
          </table:table-cell>
          <table:table-cell table:formula="of:=[.D137]+[.$I$4]" office:value-type="float" office:value="802.366666666665">
            <text:p>802.3666666667</text:p>
          </table:table-cell>
          <table:table-cell table:number-columns-repeated="5"/>
        </table:table-row>
        <table:table-row table:style-name="ro1">
          <table:table-cell office:value-type="string">
            <text:p>N138</text:p>
          </table:table-cell>
          <table:table-cell table:formula="of:=[.B138]" office:value-type="string" office:string-value="X2700">
            <text:p>X2700</text:p>
          </table:table-cell>
          <table:table-cell table:formula="of:= &quot;Y&quot; &amp; [.D139]" office:value-type="string" office:string-value="Y807.158333333332">
            <text:p>Y807.158333333332</text:p>
          </table:table-cell>
          <table:table-cell table:formula="of:=[.D138]+[.$I$4]" office:value-type="float" office:value="807.158333333332">
            <text:p>807.1583333333</text:p>
          </table:table-cell>
          <table:table-cell table:number-columns-repeated="5"/>
        </table:table-row>
        <table:table-row table:style-name="ro1">
          <table:table-cell office:value-type="string">
            <text:p>N139</text:p>
          </table:table-cell>
          <table:table-cell table:formula="of:=[.B139]" office:value-type="string" office:string-value="X2700">
            <text:p>X2700</text:p>
          </table:table-cell>
          <table:table-cell table:formula="of:= &quot;Y&quot; &amp; [.D140]" office:value-type="string" office:string-value="Y811.949999999998">
            <text:p>Y811.949999999998</text:p>
          </table:table-cell>
          <table:table-cell table:formula="of:=[.D139]+[.$I$4]" office:value-type="float" office:value="811.949999999998">
            <text:p>811.95</text:p>
          </table:table-cell>
          <table:table-cell table:number-columns-repeated="5"/>
        </table:table-row>
        <table:table-row table:style-name="ro1">
          <table:table-cell office:value-type="string">
            <text:p>N140</text:p>
          </table:table-cell>
          <table:table-cell table:formula="of:=[.B140]" office:value-type="string" office:string-value="X2700">
            <text:p>X2700</text:p>
          </table:table-cell>
          <table:table-cell table:formula="of:= &quot;Y&quot; &amp; [.D141]" office:value-type="string" office:string-value="Y816.741666666665">
            <text:p>Y816.741666666665</text:p>
          </table:table-cell>
          <table:table-cell table:formula="of:=[.D140]+[.$I$4]" office:value-type="float" office:value="816.741666666665">
            <text:p>816.7416666667</text:p>
          </table:table-cell>
          <table:table-cell table:number-columns-repeated="5"/>
        </table:table-row>
        <table:table-row table:style-name="ro1">
          <table:table-cell office:value-type="string">
            <text:p>N141</text:p>
          </table:table-cell>
          <table:table-cell table:formula="of:=[.B141]" office:value-type="string" office:string-value="X2700">
            <text:p>X2700</text:p>
          </table:table-cell>
          <table:table-cell table:formula="of:= &quot;Y&quot; &amp; [.D142]" office:value-type="string" office:string-value="Y821.533333333332">
            <text:p>Y821.533333333332</text:p>
          </table:table-cell>
          <table:table-cell table:formula="of:=[.D141]+[.$I$4]" office:value-type="float" office:value="821.533333333332">
            <text:p>821.5333333333</text:p>
          </table:table-cell>
          <table:table-cell table:number-columns-repeated="5"/>
        </table:table-row>
        <table:table-row table:style-name="ro1">
          <table:table-cell office:value-type="string">
            <text:p>N142</text:p>
          </table:table-cell>
          <table:table-cell table:formula="of:=[.B142]" office:value-type="string" office:string-value="X2700">
            <text:p>X2700</text:p>
          </table:table-cell>
          <table:table-cell table:formula="of:= &quot;Y&quot; &amp; [.D143]" office:value-type="string" office:string-value="Y826.324999999998">
            <text:p>Y826.324999999998</text:p>
          </table:table-cell>
          <table:table-cell table:formula="of:=[.D142]+[.$I$4]" office:value-type="float" office:value="826.324999999998">
            <text:p>826.325</text:p>
          </table:table-cell>
          <table:table-cell table:number-columns-repeated="5"/>
        </table:table-row>
        <table:table-row table:style-name="ro1">
          <table:table-cell office:value-type="string">
            <text:p>N143</text:p>
          </table:table-cell>
          <table:table-cell table:formula="of:=[.B143]" office:value-type="string" office:string-value="X2700">
            <text:p>X2700</text:p>
          </table:table-cell>
          <table:table-cell table:formula="of:= &quot;Y&quot; &amp; [.D144]" office:value-type="string" office:string-value="Y831.116666666665">
            <text:p>Y831.116666666665</text:p>
          </table:table-cell>
          <table:table-cell table:formula="of:=[.D143]+[.$I$4]" office:value-type="float" office:value="831.116666666665">
            <text:p>831.1166666667</text:p>
          </table:table-cell>
          <table:table-cell table:number-columns-repeated="5"/>
        </table:table-row>
        <table:table-row table:style-name="ro1">
          <table:table-cell office:value-type="string">
            <text:p>N144</text:p>
          </table:table-cell>
          <table:table-cell table:formula="of:=[.B144]" office:value-type="string" office:string-value="X2700">
            <text:p>X2700</text:p>
          </table:table-cell>
          <table:table-cell table:formula="of:= &quot;Y&quot; &amp; [.D145]" office:value-type="string" office:string-value="Y835.908333333332">
            <text:p>Y835.908333333332</text:p>
          </table:table-cell>
          <table:table-cell table:formula="of:=[.D144]+[.$I$4]" office:value-type="float" office:value="835.908333333332">
            <text:p>835.9083333333</text:p>
          </table:table-cell>
          <table:table-cell table:number-columns-repeated="5"/>
        </table:table-row>
        <table:table-row table:style-name="ro1">
          <table:table-cell office:value-type="string">
            <text:p>N145</text:p>
          </table:table-cell>
          <table:table-cell table:formula="of:=[.B145]" office:value-type="string" office:string-value="X2700">
            <text:p>X2700</text:p>
          </table:table-cell>
          <table:table-cell table:formula="of:= &quot;Y&quot; &amp; [.D146]" office:value-type="string" office:string-value="Y840.699999999998">
            <text:p>Y840.699999999998</text:p>
          </table:table-cell>
          <table:table-cell table:formula="of:=[.D145]+[.$I$4]" office:value-type="float" office:value="840.699999999998">
            <text:p>840.7</text:p>
          </table:table-cell>
          <table:table-cell table:number-columns-repeated="5"/>
        </table:table-row>
        <table:table-row table:style-name="ro1">
          <table:table-cell office:value-type="string">
            <text:p>N146</text:p>
          </table:table-cell>
          <table:table-cell table:formula="of:=[.B146]" office:value-type="string" office:string-value="X2700">
            <text:p>X2700</text:p>
          </table:table-cell>
          <table:table-cell table:formula="of:= &quot;Y&quot; &amp; [.D147]" office:value-type="string" office:string-value="Y845.491666666665">
            <text:p>Y845.491666666665</text:p>
          </table:table-cell>
          <table:table-cell table:formula="of:=[.D146]+[.$I$4]" office:value-type="float" office:value="845.491666666665">
            <text:p>845.4916666667</text:p>
          </table:table-cell>
          <table:table-cell table:number-columns-repeated="5"/>
        </table:table-row>
        <table:table-row table:style-name="ro1">
          <table:table-cell office:value-type="string">
            <text:p>N147</text:p>
          </table:table-cell>
          <table:table-cell table:formula="of:=[.B147]" office:value-type="string" office:string-value="X2700">
            <text:p>X2700</text:p>
          </table:table-cell>
          <table:table-cell table:formula="of:= &quot;Y&quot; &amp; [.D148]" office:value-type="string" office:string-value="Y850.283333333332">
            <text:p>Y850.283333333332</text:p>
          </table:table-cell>
          <table:table-cell table:formula="of:=[.D147]+[.$I$4]" office:value-type="float" office:value="850.283333333332">
            <text:p>850.2833333333</text:p>
          </table:table-cell>
          <table:table-cell table:number-columns-repeated="5"/>
        </table:table-row>
        <table:table-row table:style-name="ro1">
          <table:table-cell office:value-type="string">
            <text:p>N148</text:p>
          </table:table-cell>
          <table:table-cell table:formula="of:=[.B148]" office:value-type="string" office:string-value="X2700">
            <text:p>X2700</text:p>
          </table:table-cell>
          <table:table-cell table:formula="of:= &quot;Y&quot; &amp; [.D149]" office:value-type="string" office:string-value="Y855.074999999998">
            <text:p>Y855.074999999998</text:p>
          </table:table-cell>
          <table:table-cell table:formula="of:=[.D148]+[.$I$4]" office:value-type="float" office:value="855.074999999998">
            <text:p>855.075</text:p>
          </table:table-cell>
          <table:table-cell table:number-columns-repeated="5"/>
        </table:table-row>
        <table:table-row table:style-name="ro1">
          <table:table-cell office:value-type="string">
            <text:p>N149</text:p>
          </table:table-cell>
          <table:table-cell table:formula="of:=[.B149]" office:value-type="string" office:string-value="X2700">
            <text:p>X2700</text:p>
          </table:table-cell>
          <table:table-cell table:formula="of:= &quot;Y&quot; &amp; [.D150]" office:value-type="string" office:string-value="Y859.866666666665">
            <text:p>Y859.866666666665</text:p>
          </table:table-cell>
          <table:table-cell table:formula="of:=[.D149]+[.$I$4]" office:value-type="float" office:value="859.866666666665">
            <text:p>859.8666666667</text:p>
          </table:table-cell>
          <table:table-cell table:number-columns-repeated="5"/>
        </table:table-row>
        <table:table-row table:style-name="ro1">
          <table:table-cell office:value-type="string">
            <text:p>N150</text:p>
          </table:table-cell>
          <table:table-cell table:formula="of:=[.B150]" office:value-type="string" office:string-value="X2700">
            <text:p>X2700</text:p>
          </table:table-cell>
          <table:table-cell table:formula="of:= &quot;Y&quot; &amp; [.D151]" office:value-type="string" office:string-value="Y864.658333333331">
            <text:p>Y864.658333333331</text:p>
          </table:table-cell>
          <table:table-cell table:formula="of:=[.D150]+[.$I$4]" office:value-type="float" office:value="864.658333333331">
            <text:p>864.6583333333</text:p>
          </table:table-cell>
          <table:table-cell table:number-columns-repeated="5"/>
        </table:table-row>
        <table:table-row table:style-name="ro1">
          <table:table-cell office:value-type="string">
            <text:p>N151</text:p>
          </table:table-cell>
          <table:table-cell table:formula="of:=[.B151]" office:value-type="string" office:string-value="X2700">
            <text:p>X2700</text:p>
          </table:table-cell>
          <table:table-cell table:formula="of:= &quot;Y&quot; &amp; [.D152]" office:value-type="string" office:string-value="Y869.449999999998">
            <text:p>Y869.449999999998</text:p>
          </table:table-cell>
          <table:table-cell table:formula="of:=[.D151]+[.$I$4]" office:value-type="float" office:value="869.449999999998">
            <text:p>869.45</text:p>
          </table:table-cell>
          <table:table-cell table:number-columns-repeated="5"/>
        </table:table-row>
        <table:table-row table:style-name="ro1">
          <table:table-cell office:value-type="string">
            <text:p>N152</text:p>
          </table:table-cell>
          <table:table-cell table:formula="of:=[.B152]" office:value-type="string" office:string-value="X2700">
            <text:p>X2700</text:p>
          </table:table-cell>
          <table:table-cell table:formula="of:= &quot;Y&quot; &amp; [.D153]" office:value-type="string" office:string-value="Y874.241666666665">
            <text:p>Y874.241666666665</text:p>
          </table:table-cell>
          <table:table-cell table:formula="of:=[.D152]+[.$I$4]" office:value-type="float" office:value="874.241666666665">
            <text:p>874.2416666667</text:p>
          </table:table-cell>
          <table:table-cell table:number-columns-repeated="5"/>
        </table:table-row>
        <table:table-row table:style-name="ro1">
          <table:table-cell office:value-type="string">
            <text:p>N153</text:p>
          </table:table-cell>
          <table:table-cell table:formula="of:=[.B153]" office:value-type="string" office:string-value="X2700">
            <text:p>X2700</text:p>
          </table:table-cell>
          <table:table-cell table:formula="of:= &quot;Y&quot; &amp; [.D154]" office:value-type="string" office:string-value="Y879.033333333331">
            <text:p>Y879.033333333331</text:p>
          </table:table-cell>
          <table:table-cell table:formula="of:=[.D153]+[.$I$4]" office:value-type="float" office:value="879.033333333331">
            <text:p>879.0333333333</text:p>
          </table:table-cell>
          <table:table-cell table:number-columns-repeated="5"/>
        </table:table-row>
        <table:table-row table:style-name="ro1">
          <table:table-cell office:value-type="string">
            <text:p>N154</text:p>
          </table:table-cell>
          <table:table-cell table:formula="of:=[.B154]" office:value-type="string" office:string-value="X2700">
            <text:p>X2700</text:p>
          </table:table-cell>
          <table:table-cell table:formula="of:= &quot;Y&quot; &amp; [.D155]" office:value-type="string" office:string-value="Y883.824999999998">
            <text:p>Y883.824999999998</text:p>
          </table:table-cell>
          <table:table-cell table:formula="of:=[.D154]+[.$I$4]" office:value-type="float" office:value="883.824999999998">
            <text:p>883.825</text:p>
          </table:table-cell>
          <table:table-cell table:number-columns-repeated="5"/>
        </table:table-row>
        <table:table-row table:style-name="ro1">
          <table:table-cell office:value-type="string">
            <text:p>N155</text:p>
          </table:table-cell>
          <table:table-cell table:formula="of:=[.B155]" office:value-type="string" office:string-value="X2700">
            <text:p>X2700</text:p>
          </table:table-cell>
          <table:table-cell table:formula="of:= &quot;Y&quot; &amp; [.D156]" office:value-type="string" office:string-value="Y888.616666666665">
            <text:p>Y888.616666666665</text:p>
          </table:table-cell>
          <table:table-cell table:formula="of:=[.D155]+[.$I$4]" office:value-type="float" office:value="888.616666666665">
            <text:p>888.6166666667</text:p>
          </table:table-cell>
          <table:table-cell table:number-columns-repeated="5"/>
        </table:table-row>
        <table:table-row table:style-name="ro1">
          <table:table-cell office:value-type="string">
            <text:p>N156</text:p>
          </table:table-cell>
          <table:table-cell table:formula="of:=[.B156]" office:value-type="string" office:string-value="X2700">
            <text:p>X2700</text:p>
          </table:table-cell>
          <table:table-cell table:formula="of:= &quot;Y&quot; &amp; [.D157]" office:value-type="string" office:string-value="Y893.408333333331">
            <text:p>Y893.408333333331</text:p>
          </table:table-cell>
          <table:table-cell table:formula="of:=[.D156]+[.$I$4]" office:value-type="float" office:value="893.408333333331">
            <text:p>893.4083333333</text:p>
          </table:table-cell>
          <table:table-cell table:number-columns-repeated="5"/>
        </table:table-row>
        <table:table-row table:style-name="ro1">
          <table:table-cell office:value-type="string">
            <text:p>N157</text:p>
          </table:table-cell>
          <table:table-cell table:formula="of:=[.B157]" office:value-type="string" office:string-value="X2700">
            <text:p>X2700</text:p>
          </table:table-cell>
          <table:table-cell table:formula="of:= &quot;Y&quot; &amp; [.D158]" office:value-type="string" office:string-value="Y898.199999999998">
            <text:p>Y898.199999999998</text:p>
          </table:table-cell>
          <table:table-cell table:formula="of:=[.D157]+[.$I$4]" office:value-type="float" office:value="898.199999999998">
            <text:p>898.2</text:p>
          </table:table-cell>
          <table:table-cell table:number-columns-repeated="5"/>
        </table:table-row>
        <table:table-row table:style-name="ro1">
          <table:table-cell office:value-type="string">
            <text:p>N158</text:p>
          </table:table-cell>
          <table:table-cell table:formula="of:=[.B158]" office:value-type="string" office:string-value="X2700">
            <text:p>X2700</text:p>
          </table:table-cell>
          <table:table-cell table:formula="of:= &quot;Y&quot; &amp; [.D159]" office:value-type="string" office:string-value="Y902.991666666664">
            <text:p>Y902.991666666664</text:p>
          </table:table-cell>
          <table:table-cell table:formula="of:=[.D158]+[.$I$4]" office:value-type="float" office:value="902.991666666664">
            <text:p>902.9916666667</text:p>
          </table:table-cell>
          <table:table-cell table:number-columns-repeated="5"/>
        </table:table-row>
        <table:table-row table:style-name="ro1">
          <table:table-cell office:value-type="string">
            <text:p>N159</text:p>
          </table:table-cell>
          <table:table-cell table:formula="of:=[.B159]" office:value-type="string" office:string-value="X2700">
            <text:p>X2700</text:p>
          </table:table-cell>
          <table:table-cell table:formula="of:= &quot;Y&quot; &amp; [.D160]" office:value-type="string" office:string-value="Y907.783333333331">
            <text:p>Y907.783333333331</text:p>
          </table:table-cell>
          <table:table-cell table:formula="of:=[.D159]+[.$I$4]" office:value-type="float" office:value="907.783333333331">
            <text:p>907.7833333333</text:p>
          </table:table-cell>
          <table:table-cell table:number-columns-repeated="5"/>
        </table:table-row>
        <table:table-row table:style-name="ro1">
          <table:table-cell office:value-type="string">
            <text:p>N160</text:p>
          </table:table-cell>
          <table:table-cell table:formula="of:=[.B160]" office:value-type="string" office:string-value="X2700">
            <text:p>X2700</text:p>
          </table:table-cell>
          <table:table-cell table:formula="of:= &quot;Y&quot; &amp; [.D161]" office:value-type="string" office:string-value="Y912.574999999998">
            <text:p>Y912.574999999998</text:p>
          </table:table-cell>
          <table:table-cell table:formula="of:=[.D160]+[.$I$4]" office:value-type="float" office:value="912.574999999998">
            <text:p>912.575</text:p>
          </table:table-cell>
          <table:table-cell table:number-columns-repeated="5"/>
        </table:table-row>
        <table:table-row table:style-name="ro1">
          <table:table-cell office:value-type="string">
            <text:p>N161</text:p>
          </table:table-cell>
          <table:table-cell table:formula="of:=[.B161]" office:value-type="string" office:string-value="X2700">
            <text:p>X2700</text:p>
          </table:table-cell>
          <table:table-cell table:formula="of:= &quot;Y&quot; &amp; [.D162]" office:value-type="string" office:string-value="Y917.366666666664">
            <text:p>Y917.366666666664</text:p>
          </table:table-cell>
          <table:table-cell table:formula="of:=[.D161]+[.$I$4]" office:value-type="float" office:value="917.366666666664">
            <text:p>917.3666666667</text:p>
          </table:table-cell>
          <table:table-cell table:number-columns-repeated="5"/>
        </table:table-row>
        <table:table-row table:style-name="ro1">
          <table:table-cell office:value-type="string">
            <text:p>N162</text:p>
          </table:table-cell>
          <table:table-cell table:formula="of:=[.B162]" office:value-type="string" office:string-value="X2700">
            <text:p>X2700</text:p>
          </table:table-cell>
          <table:table-cell table:formula="of:= &quot;Y&quot; &amp; [.D163]" office:value-type="string" office:string-value="Y922.158333333331">
            <text:p>Y922.158333333331</text:p>
          </table:table-cell>
          <table:table-cell table:formula="of:=[.D162]+[.$I$4]" office:value-type="float" office:value="922.158333333331">
            <text:p>922.1583333333</text:p>
          </table:table-cell>
          <table:table-cell table:number-columns-repeated="5"/>
        </table:table-row>
        <table:table-row table:style-name="ro1">
          <table:table-cell office:value-type="string">
            <text:p>N163</text:p>
          </table:table-cell>
          <table:table-cell table:formula="of:=[.B163]" office:value-type="string" office:string-value="X2700">
            <text:p>X2700</text:p>
          </table:table-cell>
          <table:table-cell table:formula="of:= &quot;Y&quot; &amp; [.D164]" office:value-type="string" office:string-value="Y926.949999999998">
            <text:p>Y926.949999999998</text:p>
          </table:table-cell>
          <table:table-cell table:formula="of:=[.D163]+[.$I$4]" office:value-type="float" office:value="926.949999999998">
            <text:p>926.95</text:p>
          </table:table-cell>
          <table:table-cell table:number-columns-repeated="5"/>
        </table:table-row>
        <table:table-row table:style-name="ro1">
          <table:table-cell office:value-type="string">
            <text:p>N164</text:p>
          </table:table-cell>
          <table:table-cell table:formula="of:=[.B164]" office:value-type="string" office:string-value="X2700">
            <text:p>X2700</text:p>
          </table:table-cell>
          <table:table-cell table:formula="of:= &quot;Y&quot; &amp; [.D165]" office:value-type="string" office:string-value="Y931.741666666664">
            <text:p>Y931.741666666664</text:p>
          </table:table-cell>
          <table:table-cell table:formula="of:=[.D164]+[.$I$4]" office:value-type="float" office:value="931.741666666664">
            <text:p>931.7416666667</text:p>
          </table:table-cell>
          <table:table-cell table:number-columns-repeated="5"/>
        </table:table-row>
        <table:table-row table:style-name="ro1">
          <table:table-cell office:value-type="string">
            <text:p>N165</text:p>
          </table:table-cell>
          <table:table-cell table:formula="of:=[.B165]" office:value-type="string" office:string-value="X2700">
            <text:p>X2700</text:p>
          </table:table-cell>
          <table:table-cell table:formula="of:= &quot;Y&quot; &amp; [.D166]" office:value-type="string" office:string-value="Y936.533333333331">
            <text:p>Y936.533333333331</text:p>
          </table:table-cell>
          <table:table-cell table:formula="of:=[.D165]+[.$I$4]" office:value-type="float" office:value="936.533333333331">
            <text:p>936.5333333333</text:p>
          </table:table-cell>
          <table:table-cell table:number-columns-repeated="5"/>
        </table:table-row>
        <table:table-row table:style-name="ro1">
          <table:table-cell office:value-type="string">
            <text:p>N166</text:p>
          </table:table-cell>
          <table:table-cell table:formula="of:=[.B166]" office:value-type="string" office:string-value="X2700">
            <text:p>X2700</text:p>
          </table:table-cell>
          <table:table-cell table:formula="of:= &quot;Y&quot; &amp; [.D167]" office:value-type="string" office:string-value="Y941.324999999998">
            <text:p>Y941.324999999998</text:p>
          </table:table-cell>
          <table:table-cell table:formula="of:=[.D166]+[.$I$4]" office:value-type="float" office:value="941.324999999998">
            <text:p>941.325</text:p>
          </table:table-cell>
          <table:table-cell table:number-columns-repeated="5"/>
        </table:table-row>
        <table:table-row table:style-name="ro1">
          <table:table-cell office:value-type="string">
            <text:p>N167</text:p>
          </table:table-cell>
          <table:table-cell table:formula="of:=[.B167]" office:value-type="string" office:string-value="X2700">
            <text:p>X2700</text:p>
          </table:table-cell>
          <table:table-cell table:formula="of:= &quot;Y&quot; &amp; [.D168]" office:value-type="string" office:string-value="Y946.116666666664">
            <text:p>Y946.116666666664</text:p>
          </table:table-cell>
          <table:table-cell table:formula="of:=[.D167]+[.$I$4]" office:value-type="float" office:value="946.116666666664">
            <text:p>946.1166666667</text:p>
          </table:table-cell>
          <table:table-cell table:number-columns-repeated="5"/>
        </table:table-row>
        <table:table-row table:style-name="ro1">
          <table:table-cell office:value-type="string">
            <text:p>N168</text:p>
          </table:table-cell>
          <table:table-cell table:formula="of:=[.B168]" office:value-type="string" office:string-value="X2700">
            <text:p>X2700</text:p>
          </table:table-cell>
          <table:table-cell table:formula="of:= &quot;Y&quot; &amp; [.D169]" office:value-type="string" office:string-value="Y950.908333333331">
            <text:p>Y950.908333333331</text:p>
          </table:table-cell>
          <table:table-cell table:formula="of:=[.D168]+[.$I$4]" office:value-type="float" office:value="950.908333333331">
            <text:p>950.9083333333</text:p>
          </table:table-cell>
          <table:table-cell table:number-columns-repeated="5"/>
        </table:table-row>
        <table:table-row table:style-name="ro1">
          <table:table-cell office:value-type="string">
            <text:p>N169</text:p>
          </table:table-cell>
          <table:table-cell table:formula="of:=[.B169]" office:value-type="string" office:string-value="X2700">
            <text:p>X2700</text:p>
          </table:table-cell>
          <table:table-cell table:formula="of:= &quot;Y&quot; &amp; [.D170]" office:value-type="string" office:string-value="Y955.699999999997">
            <text:p>Y955.699999999997</text:p>
          </table:table-cell>
          <table:table-cell table:formula="of:=[.D169]+[.$I$4]" office:value-type="float" office:value="955.699999999997">
            <text:p>955.7</text:p>
          </table:table-cell>
          <table:table-cell table:number-columns-repeated="5"/>
        </table:table-row>
        <table:table-row table:style-name="ro1">
          <table:table-cell office:value-type="string">
            <text:p>N170</text:p>
          </table:table-cell>
          <table:table-cell table:formula="of:=[.B170]" office:value-type="string" office:string-value="X2700">
            <text:p>X2700</text:p>
          </table:table-cell>
          <table:table-cell table:formula="of:= &quot;Y&quot; &amp; [.D171]" office:value-type="string" office:string-value="Y960.491666666664">
            <text:p>Y960.491666666664</text:p>
          </table:table-cell>
          <table:table-cell table:formula="of:=[.D170]+[.$I$4]" office:value-type="float" office:value="960.491666666664">
            <text:p>960.4916666667</text:p>
          </table:table-cell>
          <table:table-cell table:number-columns-repeated="5"/>
        </table:table-row>
        <table:table-row table:style-name="ro1">
          <table:table-cell office:value-type="string">
            <text:p>N171</text:p>
          </table:table-cell>
          <table:table-cell table:formula="of:=[.B171]" office:value-type="string" office:string-value="X2700">
            <text:p>X2700</text:p>
          </table:table-cell>
          <table:table-cell table:formula="of:= &quot;Y&quot; &amp; [.D172]" office:value-type="string" office:string-value="Y965.283333333331">
            <text:p>Y965.283333333331</text:p>
          </table:table-cell>
          <table:table-cell table:formula="of:=[.D171]+[.$I$4]" office:value-type="float" office:value="965.283333333331">
            <text:p>965.2833333333</text:p>
          </table:table-cell>
          <table:table-cell table:number-columns-repeated="5"/>
        </table:table-row>
        <table:table-row table:style-name="ro1">
          <table:table-cell office:value-type="string">
            <text:p>N172</text:p>
          </table:table-cell>
          <table:table-cell table:formula="of:=[.B172]" office:value-type="string" office:string-value="X2700">
            <text:p>X2700</text:p>
          </table:table-cell>
          <table:table-cell table:formula="of:= &quot;Y&quot; &amp; [.D173]" office:value-type="string" office:string-value="Y970.074999999997">
            <text:p>Y970.074999999997</text:p>
          </table:table-cell>
          <table:table-cell table:formula="of:=[.D172]+[.$I$4]" office:value-type="float" office:value="970.074999999997">
            <text:p>970.075</text:p>
          </table:table-cell>
          <table:table-cell table:number-columns-repeated="5"/>
        </table:table-row>
        <table:table-row table:style-name="ro1">
          <table:table-cell office:value-type="string">
            <text:p>N173</text:p>
          </table:table-cell>
          <table:table-cell table:formula="of:=[.B173]" office:value-type="string" office:string-value="X2700">
            <text:p>X2700</text:p>
          </table:table-cell>
          <table:table-cell table:formula="of:= &quot;Y&quot; &amp; [.D174]" office:value-type="string" office:string-value="Y974.866666666664">
            <text:p>Y974.866666666664</text:p>
          </table:table-cell>
          <table:table-cell table:formula="of:=[.D173]+[.$I$4]" office:value-type="float" office:value="974.866666666664">
            <text:p>974.8666666667</text:p>
          </table:table-cell>
          <table:table-cell table:number-columns-repeated="5"/>
        </table:table-row>
        <table:table-row table:style-name="ro1">
          <table:table-cell office:value-type="string">
            <text:p>N174</text:p>
          </table:table-cell>
          <table:table-cell table:formula="of:=[.B174]" office:value-type="string" office:string-value="X2700">
            <text:p>X2700</text:p>
          </table:table-cell>
          <table:table-cell table:formula="of:= &quot;Y&quot; &amp; [.D175]" office:value-type="string" office:string-value="Y979.65833333333">
            <text:p>Y979.65833333333</text:p>
          </table:table-cell>
          <table:table-cell table:formula="of:=[.D174]+[.$I$4]" office:value-type="float" office:value="979.65833333333">
            <text:p>979.6583333333</text:p>
          </table:table-cell>
          <table:table-cell table:number-columns-repeated="5"/>
        </table:table-row>
        <table:table-row table:style-name="ro1">
          <table:table-cell office:value-type="string">
            <text:p>N175</text:p>
          </table:table-cell>
          <table:table-cell table:formula="of:=[.B175]" office:value-type="string" office:string-value="X2700">
            <text:p>X2700</text:p>
          </table:table-cell>
          <table:table-cell table:formula="of:= &quot;Y&quot; &amp; [.D176]" office:value-type="string" office:string-value="Y984.449999999997">
            <text:p>Y984.449999999997</text:p>
          </table:table-cell>
          <table:table-cell table:formula="of:=[.D175]+[.$I$4]" office:value-type="float" office:value="984.449999999997">
            <text:p>984.45</text:p>
          </table:table-cell>
          <table:table-cell table:number-columns-repeated="5"/>
        </table:table-row>
        <table:table-row table:style-name="ro1">
          <table:table-cell office:value-type="string">
            <text:p>N176</text:p>
          </table:table-cell>
          <table:table-cell table:formula="of:=[.B176]" office:value-type="string" office:string-value="X2700">
            <text:p>X2700</text:p>
          </table:table-cell>
          <table:table-cell table:formula="of:= &quot;Y&quot; &amp; [.D177]" office:value-type="string" office:string-value="Y989.241666666664">
            <text:p>Y989.241666666664</text:p>
          </table:table-cell>
          <table:table-cell table:formula="of:=[.D176]+[.$I$4]" office:value-type="float" office:value="989.241666666664">
            <text:p>989.2416666667</text:p>
          </table:table-cell>
          <table:table-cell table:number-columns-repeated="5"/>
        </table:table-row>
        <table:table-row table:style-name="ro1">
          <table:table-cell office:value-type="string">
            <text:p>N177</text:p>
          </table:table-cell>
          <table:table-cell table:formula="of:=[.B177]" office:value-type="string" office:string-value="X2700">
            <text:p>X2700</text:p>
          </table:table-cell>
          <table:table-cell table:formula="of:= &quot;Y&quot; &amp; [.D178]" office:value-type="string" office:string-value="Y994.03333333333">
            <text:p>Y994.03333333333</text:p>
          </table:table-cell>
          <table:table-cell table:formula="of:=[.D177]+[.$I$4]" office:value-type="float" office:value="994.03333333333">
            <text:p>994.0333333333</text:p>
          </table:table-cell>
          <table:table-cell table:number-columns-repeated="5"/>
        </table:table-row>
        <table:table-row table:style-name="ro1">
          <table:table-cell office:value-type="string">
            <text:p>N178</text:p>
          </table:table-cell>
          <table:table-cell table:formula="of:=[.B178]" office:value-type="string" office:string-value="X2700">
            <text:p>X2700</text:p>
          </table:table-cell>
          <table:table-cell table:formula="of:= &quot;Y&quot; &amp; [.D179]" office:value-type="string" office:string-value="Y998.824999999997">
            <text:p>Y998.824999999997</text:p>
          </table:table-cell>
          <table:table-cell table:formula="of:=[.D178]+[.$I$4]" office:value-type="float" office:value="998.824999999997">
            <text:p>998.825</text:p>
          </table:table-cell>
          <table:table-cell table:number-columns-repeated="5"/>
        </table:table-row>
        <table:table-row table:style-name="ro1">
          <table:table-cell office:value-type="string">
            <text:p>N179</text:p>
          </table:table-cell>
          <table:table-cell table:formula="of:=[.B179]" office:value-type="string" office:string-value="X2700">
            <text:p>X2700</text:p>
          </table:table-cell>
          <table:table-cell table:formula="of:= &quot;Y&quot; &amp; [.D180]" office:value-type="string" office:string-value="Y1003.61666666666">
            <text:p>Y1003.61666666666</text:p>
          </table:table-cell>
          <table:table-cell table:formula="of:=[.D179]+[.$I$4]" office:value-type="float" office:value="1003.61666666666">
            <text:p>1003.6166666667</text:p>
          </table:table-cell>
          <table:table-cell table:number-columns-repeated="5"/>
        </table:table-row>
        <table:table-row table:style-name="ro1">
          <table:table-cell office:value-type="string">
            <text:p>N180</text:p>
          </table:table-cell>
          <table:table-cell table:formula="of:=[.B180]" office:value-type="string" office:string-value="X2700">
            <text:p>X2700</text:p>
          </table:table-cell>
          <table:table-cell table:formula="of:= &quot;Y&quot; &amp; [.D181]" office:value-type="string" office:string-value="Y1008.40833333333">
            <text:p>Y1008.40833333333</text:p>
          </table:table-cell>
          <table:table-cell table:formula="of:=[.D180]+[.$I$4]" office:value-type="float" office:value="1008.40833333333">
            <text:p>1008.4083333333</text:p>
          </table:table-cell>
          <table:table-cell table:number-columns-repeated="5"/>
        </table:table-row>
        <table:table-row table:style-name="ro1">
          <table:table-cell office:value-type="string">
            <text:p>N181</text:p>
          </table:table-cell>
          <table:table-cell table:formula="of:=[.B181]" office:value-type="string" office:string-value="X2700">
            <text:p>X2700</text:p>
          </table:table-cell>
          <table:table-cell table:formula="of:= &quot;Y&quot; &amp; [.D182]" office:value-type="string" office:string-value="Y1013.2">
            <text:p>Y1013.2</text:p>
          </table:table-cell>
          <table:table-cell table:formula="of:=[.D181]+[.$I$4]" office:value-type="float" office:value="1013.2">
            <text:p>1013.2</text:p>
          </table:table-cell>
          <table:table-cell table:number-columns-repeated="5"/>
        </table:table-row>
        <table:table-row table:style-name="ro1">
          <table:table-cell office:value-type="string">
            <text:p>N182</text:p>
          </table:table-cell>
          <table:table-cell table:formula="of:=[.B182]" office:value-type="string" office:string-value="X2700">
            <text:p>X2700</text:p>
          </table:table-cell>
          <table:table-cell table:formula="of:= &quot;Y&quot; &amp; [.D183]" office:value-type="string" office:string-value="Y1017.99166666666">
            <text:p>Y1017.99166666666</text:p>
          </table:table-cell>
          <table:table-cell table:formula="of:=[.D182]+[.$I$4]" office:value-type="float" office:value="1017.99166666666">
            <text:p>1017.9916666667</text:p>
          </table:table-cell>
          <table:table-cell table:number-columns-repeated="5"/>
        </table:table-row>
        <table:table-row table:style-name="ro1">
          <table:table-cell office:value-type="string">
            <text:p>N183</text:p>
          </table:table-cell>
          <table:table-cell table:formula="of:=[.B183]" office:value-type="string" office:string-value="X2700">
            <text:p>X2700</text:p>
          </table:table-cell>
          <table:table-cell table:formula="of:= &quot;Y&quot; &amp; [.D184]" office:value-type="string" office:string-value="Y1022.78333333333">
            <text:p>Y1022.78333333333</text:p>
          </table:table-cell>
          <table:table-cell table:formula="of:=[.D183]+[.$I$4]" office:value-type="float" office:value="1022.78333333333">
            <text:p>1022.7833333333</text:p>
          </table:table-cell>
          <table:table-cell table:number-columns-repeated="5"/>
        </table:table-row>
        <table:table-row table:style-name="ro1">
          <table:table-cell office:value-type="string">
            <text:p>N184</text:p>
          </table:table-cell>
          <table:table-cell table:formula="of:=[.B184]" office:value-type="string" office:string-value="X2700">
            <text:p>X2700</text:p>
          </table:table-cell>
          <table:table-cell table:formula="of:= &quot;Y&quot; &amp; [.D185]" office:value-type="string" office:string-value="Y1027.575">
            <text:p>Y1027.575</text:p>
          </table:table-cell>
          <table:table-cell table:formula="of:=[.D184]+[.$I$4]" office:value-type="float" office:value="1027.575">
            <text:p>1027.575</text:p>
          </table:table-cell>
          <table:table-cell table:number-columns-repeated="5"/>
        </table:table-row>
        <table:table-row table:style-name="ro1">
          <table:table-cell office:value-type="string">
            <text:p>N185</text:p>
          </table:table-cell>
          <table:table-cell table:formula="of:=[.B185]" office:value-type="string" office:string-value="X2700">
            <text:p>X2700</text:p>
          </table:table-cell>
          <table:table-cell table:formula="of:= &quot;Y&quot; &amp; [.D186]" office:value-type="string" office:string-value="Y1032.36666666666">
            <text:p>Y1032.36666666666</text:p>
          </table:table-cell>
          <table:table-cell table:formula="of:=[.D185]+[.$I$4]" office:value-type="float" office:value="1032.36666666666">
            <text:p>1032.3666666667</text:p>
          </table:table-cell>
          <table:table-cell table:number-columns-repeated="5"/>
        </table:table-row>
        <table:table-row table:style-name="ro1">
          <table:table-cell office:value-type="string">
            <text:p>N186</text:p>
          </table:table-cell>
          <table:table-cell table:formula="of:=[.B186]" office:value-type="string" office:string-value="X2700">
            <text:p>X2700</text:p>
          </table:table-cell>
          <table:table-cell table:formula="of:= &quot;Y&quot; &amp; [.D187]" office:value-type="string" office:string-value="Y1037.15833333333">
            <text:p>Y1037.15833333333</text:p>
          </table:table-cell>
          <table:table-cell table:formula="of:=[.D186]+[.$I$4]" office:value-type="float" office:value="1037.15833333333">
            <text:p>1037.1583333333</text:p>
          </table:table-cell>
          <table:table-cell table:number-columns-repeated="5"/>
        </table:table-row>
        <table:table-row table:style-name="ro1">
          <table:table-cell office:value-type="string">
            <text:p>N187</text:p>
          </table:table-cell>
          <table:table-cell table:formula="of:=[.B187]" office:value-type="string" office:string-value="X2700">
            <text:p>X2700</text:p>
          </table:table-cell>
          <table:table-cell table:formula="of:= &quot;Y&quot; &amp; [.D188]" office:value-type="string" office:string-value="Y1041.95">
            <text:p>Y1041.95</text:p>
          </table:table-cell>
          <table:table-cell table:formula="of:=[.D187]+[.$I$4]" office:value-type="float" office:value="1041.95">
            <text:p>1041.95</text:p>
          </table:table-cell>
          <table:table-cell table:number-columns-repeated="5"/>
        </table:table-row>
        <table:table-row table:style-name="ro1">
          <table:table-cell office:value-type="string">
            <text:p>N188</text:p>
          </table:table-cell>
          <table:table-cell table:formula="of:=[.B188]" office:value-type="string" office:string-value="X2700">
            <text:p>X2700</text:p>
          </table:table-cell>
          <table:table-cell table:formula="of:= &quot;Y&quot; &amp; [.D189]" office:value-type="string" office:string-value="Y1046.74166666666">
            <text:p>Y1046.74166666666</text:p>
          </table:table-cell>
          <table:table-cell table:formula="of:=[.D188]+[.$I$4]" office:value-type="float" office:value="1046.74166666666">
            <text:p>1046.7416666667</text:p>
          </table:table-cell>
          <table:table-cell table:number-columns-repeated="5"/>
        </table:table-row>
        <table:table-row table:style-name="ro1">
          <table:table-cell office:value-type="string">
            <text:p>N189</text:p>
          </table:table-cell>
          <table:table-cell table:formula="of:=[.B189]" office:value-type="string" office:string-value="X2700">
            <text:p>X2700</text:p>
          </table:table-cell>
          <table:table-cell table:formula="of:= &quot;Y&quot; &amp; [.D190]" office:value-type="string" office:string-value="Y1051.53333333333">
            <text:p>Y1051.53333333333</text:p>
          </table:table-cell>
          <table:table-cell table:formula="of:=[.D189]+[.$I$4]" office:value-type="float" office:value="1051.53333333333">
            <text:p>1051.5333333333</text:p>
          </table:table-cell>
          <table:table-cell table:number-columns-repeated="5"/>
        </table:table-row>
        <table:table-row table:style-name="ro1">
          <table:table-cell office:value-type="string">
            <text:p>N190</text:p>
          </table:table-cell>
          <table:table-cell table:formula="of:=[.B190]" office:value-type="string" office:string-value="X2700">
            <text:p>X2700</text:p>
          </table:table-cell>
          <table:table-cell table:formula="of:= &quot;Y&quot; &amp; [.D191]" office:value-type="string" office:string-value="Y1056.325">
            <text:p>Y1056.325</text:p>
          </table:table-cell>
          <table:table-cell table:formula="of:=[.D190]+[.$I$4]" office:value-type="float" office:value="1056.325">
            <text:p>1056.325</text:p>
          </table:table-cell>
          <table:table-cell table:number-columns-repeated="5"/>
        </table:table-row>
        <table:table-row table:style-name="ro1">
          <table:table-cell office:value-type="string">
            <text:p>N191</text:p>
          </table:table-cell>
          <table:table-cell table:formula="of:=[.B191]" office:value-type="string" office:string-value="X2700">
            <text:p>X2700</text:p>
          </table:table-cell>
          <table:table-cell table:formula="of:= &quot;Y&quot; &amp; [.D192]" office:value-type="string" office:string-value="Y1061.11666666666">
            <text:p>Y1061.11666666666</text:p>
          </table:table-cell>
          <table:table-cell table:formula="of:=[.D191]+[.$I$4]" office:value-type="float" office:value="1061.11666666666">
            <text:p>1061.1166666667</text:p>
          </table:table-cell>
          <table:table-cell table:number-columns-repeated="5"/>
        </table:table-row>
        <table:table-row table:style-name="ro1">
          <table:table-cell office:value-type="string">
            <text:p>N192</text:p>
          </table:table-cell>
          <table:table-cell table:formula="of:=[.B192]" office:value-type="string" office:string-value="X2700">
            <text:p>X2700</text:p>
          </table:table-cell>
          <table:table-cell table:formula="of:= &quot;Y&quot; &amp; [.D193]" office:value-type="string" office:string-value="Y1065.90833333333">
            <text:p>Y1065.90833333333</text:p>
          </table:table-cell>
          <table:table-cell table:formula="of:=[.D192]+[.$I$4]" office:value-type="float" office:value="1065.90833333333">
            <text:p>1065.9083333333</text:p>
          </table:table-cell>
          <table:table-cell table:number-columns-repeated="5"/>
        </table:table-row>
        <table:table-row table:style-name="ro1">
          <table:table-cell office:value-type="string">
            <text:p>N193</text:p>
          </table:table-cell>
          <table:table-cell table:formula="of:=[.B193]" office:value-type="string" office:string-value="X2700">
            <text:p>X2700</text:p>
          </table:table-cell>
          <table:table-cell table:formula="of:= &quot;Y&quot; &amp; [.D194]" office:value-type="string" office:string-value="Y1070.7">
            <text:p>Y1070.7</text:p>
          </table:table-cell>
          <table:table-cell table:formula="of:=[.D193]+[.$I$4]" office:value-type="float" office:value="1070.7">
            <text:p>1070.7</text:p>
          </table:table-cell>
          <table:table-cell table:number-columns-repeated="5"/>
        </table:table-row>
        <table:table-row table:style-name="ro1">
          <table:table-cell office:value-type="string">
            <text:p>N194</text:p>
          </table:table-cell>
          <table:table-cell table:formula="of:=[.B194]" office:value-type="string" office:string-value="X2700">
            <text:p>X2700</text:p>
          </table:table-cell>
          <table:table-cell table:formula="of:= &quot;Y&quot; &amp; [.D195]" office:value-type="string" office:string-value="Y1075.49166666666">
            <text:p>Y1075.49166666666</text:p>
          </table:table-cell>
          <table:table-cell table:formula="of:=[.D194]+[.$I$4]" office:value-type="float" office:value="1075.49166666666">
            <text:p>1075.4916666667</text:p>
          </table:table-cell>
          <table:table-cell table:number-columns-repeated="5"/>
        </table:table-row>
        <table:table-row table:style-name="ro1">
          <table:table-cell office:value-type="string">
            <text:p>N195</text:p>
          </table:table-cell>
          <table:table-cell table:formula="of:=[.B195]" office:value-type="string" office:string-value="X2700">
            <text:p>X2700</text:p>
          </table:table-cell>
          <table:table-cell table:formula="of:= &quot;Y&quot; &amp; [.D196]" office:value-type="string" office:string-value="Y1080.28333333333">
            <text:p>Y1080.28333333333</text:p>
          </table:table-cell>
          <table:table-cell table:formula="of:=[.D195]+[.$I$4]" office:value-type="float" office:value="1080.28333333333">
            <text:p>1080.2833333333</text:p>
          </table:table-cell>
          <table:table-cell table:number-columns-repeated="5"/>
        </table:table-row>
        <table:table-row table:style-name="ro1">
          <table:table-cell office:value-type="string">
            <text:p>N196</text:p>
          </table:table-cell>
          <table:table-cell table:formula="of:=[.B196]" office:value-type="string" office:string-value="X2700">
            <text:p>X2700</text:p>
          </table:table-cell>
          <table:table-cell table:formula="of:= &quot;Y&quot; &amp; [.D197]" office:value-type="string" office:string-value="Y1085.075">
            <text:p>Y1085.075</text:p>
          </table:table-cell>
          <table:table-cell table:formula="of:=[.D196]+[.$I$4]" office:value-type="float" office:value="1085.075">
            <text:p>1085.075</text:p>
          </table:table-cell>
          <table:table-cell table:number-columns-repeated="5"/>
        </table:table-row>
        <table:table-row table:style-name="ro1">
          <table:table-cell office:value-type="string">
            <text:p>N197</text:p>
          </table:table-cell>
          <table:table-cell table:formula="of:=[.B197]" office:value-type="string" office:string-value="X2700">
            <text:p>X2700</text:p>
          </table:table-cell>
          <table:table-cell table:formula="of:= &quot;Y&quot; &amp; [.D198]" office:value-type="string" office:string-value="Y1089.86666666666">
            <text:p>Y1089.86666666666</text:p>
          </table:table-cell>
          <table:table-cell table:formula="of:=[.D197]+[.$I$4]" office:value-type="float" office:value="1089.86666666666">
            <text:p>1089.8666666667</text:p>
          </table:table-cell>
          <table:table-cell table:number-columns-repeated="5"/>
        </table:table-row>
        <table:table-row table:style-name="ro1">
          <table:table-cell office:value-type="string">
            <text:p>N198</text:p>
          </table:table-cell>
          <table:table-cell table:formula="of:=[.B198]" office:value-type="string" office:string-value="X2700">
            <text:p>X2700</text:p>
          </table:table-cell>
          <table:table-cell table:formula="of:= &quot;Y&quot; &amp; [.D199]" office:value-type="string" office:string-value="Y1094.65833333333">
            <text:p>Y1094.65833333333</text:p>
          </table:table-cell>
          <table:table-cell table:formula="of:=[.D198]+[.$I$4]" office:value-type="float" office:value="1094.65833333333">
            <text:p>1094.6583333333</text:p>
          </table:table-cell>
          <table:table-cell table:number-columns-repeated="5"/>
        </table:table-row>
        <table:table-row table:style-name="ro1">
          <table:table-cell office:value-type="string">
            <text:p>N199</text:p>
          </table:table-cell>
          <table:table-cell table:formula="of:=[.B199]" office:value-type="string" office:string-value="X2700">
            <text:p>X2700</text:p>
          </table:table-cell>
          <table:table-cell table:formula="of:= &quot;Y&quot; &amp; [.D200]" office:value-type="string" office:string-value="Y1099.45">
            <text:p>Y1099.45</text:p>
          </table:table-cell>
          <table:table-cell table:formula="of:=[.D199]+[.$I$4]" office:value-type="float" office:value="1099.45">
            <text:p>1099.45</text:p>
          </table:table-cell>
          <table:table-cell table:number-columns-repeated="5"/>
        </table:table-row>
        <table:table-row table:style-name="ro1">
          <table:table-cell office:value-type="string">
            <text:p>N200</text:p>
          </table:table-cell>
          <table:table-cell table:formula="of:=[.B200]" office:value-type="string" office:string-value="X2700">
            <text:p>X2700</text:p>
          </table:table-cell>
          <table:table-cell table:formula="of:= &quot;Y&quot; &amp; [.D201]" office:value-type="string" office:string-value="Y1104.24166666666">
            <text:p>Y1104.24166666666</text:p>
          </table:table-cell>
          <table:table-cell table:formula="of:=[.D200]+[.$I$4]" office:value-type="float" office:value="1104.24166666666">
            <text:p>1104.2416666667</text:p>
          </table:table-cell>
          <table:table-cell table:number-columns-repeated="5"/>
        </table:table-row>
        <table:table-row table:style-name="ro1">
          <table:table-cell office:value-type="string">
            <text:p>N201</text:p>
          </table:table-cell>
          <table:table-cell table:formula="of:=[.B201]" office:value-type="string" office:string-value="X2700">
            <text:p>X2700</text:p>
          </table:table-cell>
          <table:table-cell table:formula="of:= &quot;Y&quot; &amp; [.D202]" office:value-type="string" office:string-value="Y1109.03333333333">
            <text:p>Y1109.03333333333</text:p>
          </table:table-cell>
          <table:table-cell table:formula="of:=[.D201]+[.$I$4]" office:value-type="float" office:value="1109.03333333333">
            <text:p>1109.0333333333</text:p>
          </table:table-cell>
          <table:table-cell table:number-columns-repeated="5"/>
        </table:table-row>
        <table:table-row table:style-name="ro1">
          <table:table-cell office:value-type="string">
            <text:p>N202</text:p>
          </table:table-cell>
          <table:table-cell table:formula="of:=[.B202]" office:value-type="string" office:string-value="X2700">
            <text:p>X2700</text:p>
          </table:table-cell>
          <table:table-cell table:formula="of:= &quot;Y&quot; &amp; [.D203]" office:value-type="string" office:string-value="Y1113.825">
            <text:p>Y1113.825</text:p>
          </table:table-cell>
          <table:table-cell table:formula="of:=[.D202]+[.$I$4]" office:value-type="float" office:value="1113.825">
            <text:p>1113.825</text:p>
          </table:table-cell>
          <table:table-cell table:number-columns-repeated="5"/>
        </table:table-row>
        <table:table-row table:style-name="ro1">
          <table:table-cell office:value-type="string">
            <text:p>N203</text:p>
          </table:table-cell>
          <table:table-cell table:formula="of:=[.B203]" office:value-type="string" office:string-value="X2700">
            <text:p>X2700</text:p>
          </table:table-cell>
          <table:table-cell table:formula="of:= &quot;Y&quot; &amp; [.D204]" office:value-type="string" office:string-value="Y1118.61666666667">
            <text:p>Y1118.61666666667</text:p>
          </table:table-cell>
          <table:table-cell table:formula="of:=[.D203]+[.$I$4]" office:value-type="float" office:value="1118.61666666667">
            <text:p>1118.6166666667</text:p>
          </table:table-cell>
          <table:table-cell table:number-columns-repeated="5"/>
        </table:table-row>
        <table:table-row table:style-name="ro1">
          <table:table-cell office:value-type="string">
            <text:p>N204</text:p>
          </table:table-cell>
          <table:table-cell table:formula="of:=[.B204]" office:value-type="string" office:string-value="X2700">
            <text:p>X2700</text:p>
          </table:table-cell>
          <table:table-cell table:formula="of:= &quot;Y&quot; &amp; [.D205]" office:value-type="string" office:string-value="Y1123.40833333333">
            <text:p>Y1123.40833333333</text:p>
          </table:table-cell>
          <table:table-cell table:formula="of:=[.D204]+[.$I$4]" office:value-type="float" office:value="1123.40833333333">
            <text:p>1123.4083333333</text:p>
          </table:table-cell>
          <table:table-cell table:number-columns-repeated="5"/>
        </table:table-row>
        <table:table-row table:style-name="ro1">
          <table:table-cell office:value-type="string">
            <text:p>N205</text:p>
          </table:table-cell>
          <table:table-cell table:formula="of:=[.B205]" office:value-type="string" office:string-value="X2700">
            <text:p>X2700</text:p>
          </table:table-cell>
          <table:table-cell table:formula="of:= &quot;Y&quot; &amp; [.D206]" office:value-type="string" office:string-value="Y1128.2">
            <text:p>Y1128.2</text:p>
          </table:table-cell>
          <table:table-cell table:formula="of:=[.D205]+[.$I$4]" office:value-type="float" office:value="1128.2">
            <text:p>1128.2</text:p>
          </table:table-cell>
          <table:table-cell table:number-columns-repeated="5"/>
        </table:table-row>
        <table:table-row table:style-name="ro1">
          <table:table-cell office:value-type="string">
            <text:p>N206</text:p>
          </table:table-cell>
          <table:table-cell table:formula="of:=[.B206]" office:value-type="string" office:string-value="X2700">
            <text:p>X2700</text:p>
          </table:table-cell>
          <table:table-cell table:formula="of:= &quot;Y&quot; &amp; [.D207]" office:value-type="string" office:string-value="Y1132.99166666667">
            <text:p>Y1132.99166666667</text:p>
          </table:table-cell>
          <table:table-cell table:formula="of:=[.D206]+[.$I$4]" office:value-type="float" office:value="1132.99166666667">
            <text:p>1132.9916666667</text:p>
          </table:table-cell>
          <table:table-cell table:number-columns-repeated="5"/>
        </table:table-row>
        <table:table-row table:style-name="ro1">
          <table:table-cell office:value-type="string">
            <text:p>N207</text:p>
          </table:table-cell>
          <table:table-cell table:formula="of:=[.B207]" office:value-type="string" office:string-value="X2700">
            <text:p>X2700</text:p>
          </table:table-cell>
          <table:table-cell table:formula="of:= &quot;Y&quot; &amp; [.D208]" office:value-type="string" office:string-value="Y1137.78333333333">
            <text:p>Y1137.78333333333</text:p>
          </table:table-cell>
          <table:table-cell table:formula="of:=[.D207]+[.$I$4]" office:value-type="float" office:value="1137.78333333333">
            <text:p>1137.7833333333</text:p>
          </table:table-cell>
          <table:table-cell table:number-columns-repeated="5"/>
        </table:table-row>
        <table:table-row table:style-name="ro1">
          <table:table-cell office:value-type="string">
            <text:p>N208</text:p>
          </table:table-cell>
          <table:table-cell table:formula="of:=[.B208]" office:value-type="string" office:string-value="X2700">
            <text:p>X2700</text:p>
          </table:table-cell>
          <table:table-cell table:formula="of:= &quot;Y&quot; &amp; [.D209]" office:value-type="string" office:string-value="Y1142.575">
            <text:p>Y1142.575</text:p>
          </table:table-cell>
          <table:table-cell table:formula="of:=[.D208]+[.$I$4]" office:value-type="float" office:value="1142.575">
            <text:p>1142.575</text:p>
          </table:table-cell>
          <table:table-cell table:number-columns-repeated="5"/>
        </table:table-row>
        <table:table-row table:style-name="ro1">
          <table:table-cell office:value-type="string">
            <text:p>N209</text:p>
          </table:table-cell>
          <table:table-cell table:formula="of:=[.B209]" office:value-type="string" office:string-value="X2700">
            <text:p>X2700</text:p>
          </table:table-cell>
          <table:table-cell table:formula="of:= &quot;Y&quot; &amp; [.D210]" office:value-type="string" office:string-value="Y1147.36666666667">
            <text:p>Y1147.36666666667</text:p>
          </table:table-cell>
          <table:table-cell table:formula="of:=[.D209]+[.$I$4]" office:value-type="float" office:value="1147.36666666667">
            <text:p>1147.3666666667</text:p>
          </table:table-cell>
          <table:table-cell table:number-columns-repeated="5"/>
        </table:table-row>
        <table:table-row table:style-name="ro1">
          <table:table-cell office:value-type="string">
            <text:p>N210</text:p>
          </table:table-cell>
          <table:table-cell table:formula="of:=[.B210]" office:value-type="string" office:string-value="X2700">
            <text:p>X2700</text:p>
          </table:table-cell>
          <table:table-cell table:formula="of:= &quot;Y&quot; &amp; [.D211]" office:value-type="string" office:string-value="Y1152.15833333333">
            <text:p>Y1152.15833333333</text:p>
          </table:table-cell>
          <table:table-cell table:formula="of:=[.D210]+[.$I$4]" office:value-type="float" office:value="1152.15833333333">
            <text:p>1152.1583333333</text:p>
          </table:table-cell>
          <table:table-cell table:number-columns-repeated="5"/>
        </table:table-row>
        <table:table-row table:style-name="ro1">
          <table:table-cell office:value-type="string">
            <text:p>N211</text:p>
          </table:table-cell>
          <table:table-cell table:formula="of:=[.B211]" office:value-type="string" office:string-value="X2700">
            <text:p>X2700</text:p>
          </table:table-cell>
          <table:table-cell table:formula="of:= &quot;Y&quot; &amp; [.D212]" office:value-type="string" office:string-value="Y1156.95">
            <text:p>Y1156.95</text:p>
          </table:table-cell>
          <table:table-cell table:formula="of:=[.D211]+[.$I$4]" office:value-type="float" office:value="1156.95">
            <text:p>1156.95</text:p>
          </table:table-cell>
          <table:table-cell table:number-columns-repeated="5"/>
        </table:table-row>
        <table:table-row table:style-name="ro1">
          <table:table-cell office:value-type="string">
            <text:p>N212</text:p>
          </table:table-cell>
          <table:table-cell table:formula="of:=[.B212]" office:value-type="string" office:string-value="X2700">
            <text:p>X2700</text:p>
          </table:table-cell>
          <table:table-cell table:formula="of:= &quot;Y&quot; &amp; [.D213]" office:value-type="string" office:string-value="Y1161.74166666667">
            <text:p>Y1161.74166666667</text:p>
          </table:table-cell>
          <table:table-cell table:formula="of:=[.D212]+[.$I$4]" office:value-type="float" office:value="1161.74166666667">
            <text:p>1161.7416666667</text:p>
          </table:table-cell>
          <table:table-cell table:number-columns-repeated="5"/>
        </table:table-row>
        <table:table-row table:style-name="ro1">
          <table:table-cell office:value-type="string">
            <text:p>N213</text:p>
          </table:table-cell>
          <table:table-cell table:formula="of:=[.B213]" office:value-type="string" office:string-value="X2700">
            <text:p>X2700</text:p>
          </table:table-cell>
          <table:table-cell table:formula="of:= &quot;Y&quot; &amp; [.D214]" office:value-type="string" office:string-value="Y1166.53333333333">
            <text:p>Y1166.53333333333</text:p>
          </table:table-cell>
          <table:table-cell table:formula="of:=[.D213]+[.$I$4]" office:value-type="float" office:value="1166.53333333333">
            <text:p>1166.5333333333</text:p>
          </table:table-cell>
          <table:table-cell table:number-columns-repeated="5"/>
        </table:table-row>
        <table:table-row table:style-name="ro1">
          <table:table-cell office:value-type="string">
            <text:p>N214</text:p>
          </table:table-cell>
          <table:table-cell table:formula="of:=[.B214]" office:value-type="string" office:string-value="X2700">
            <text:p>X2700</text:p>
          </table:table-cell>
          <table:table-cell table:formula="of:= &quot;Y&quot; &amp; [.D215]" office:value-type="string" office:string-value="Y1171.325">
            <text:p>Y1171.325</text:p>
          </table:table-cell>
          <table:table-cell table:formula="of:=[.D214]+[.$I$4]" office:value-type="float" office:value="1171.325">
            <text:p>1171.325</text:p>
          </table:table-cell>
          <table:table-cell table:number-columns-repeated="5"/>
        </table:table-row>
        <table:table-row table:style-name="ro1">
          <table:table-cell office:value-type="string">
            <text:p>N215</text:p>
          </table:table-cell>
          <table:table-cell table:formula="of:=[.B215]" office:value-type="string" office:string-value="X2700">
            <text:p>X2700</text:p>
          </table:table-cell>
          <table:table-cell table:formula="of:= &quot;Y&quot; &amp; [.D216]" office:value-type="string" office:string-value="Y1176.11666666667">
            <text:p>Y1176.11666666667</text:p>
          </table:table-cell>
          <table:table-cell table:formula="of:=[.D215]+[.$I$4]" office:value-type="float" office:value="1176.11666666667">
            <text:p>1176.1166666667</text:p>
          </table:table-cell>
          <table:table-cell table:number-columns-repeated="5"/>
        </table:table-row>
        <table:table-row table:style-name="ro1">
          <table:table-cell office:value-type="string">
            <text:p>N216</text:p>
          </table:table-cell>
          <table:table-cell table:formula="of:=[.B216]" office:value-type="string" office:string-value="X2700">
            <text:p>X2700</text:p>
          </table:table-cell>
          <table:table-cell table:formula="of:= &quot;Y&quot; &amp; [.D217]" office:value-type="string" office:string-value="Y1180.90833333333">
            <text:p>Y1180.90833333333</text:p>
          </table:table-cell>
          <table:table-cell table:formula="of:=[.D216]+[.$I$4]" office:value-type="float" office:value="1180.90833333333">
            <text:p>1180.9083333333</text:p>
          </table:table-cell>
          <table:table-cell table:number-columns-repeated="5"/>
        </table:table-row>
        <table:table-row table:style-name="ro1">
          <table:table-cell office:value-type="string">
            <text:p>N217</text:p>
          </table:table-cell>
          <table:table-cell table:formula="of:=[.B217]" office:value-type="string" office:string-value="X2700">
            <text:p>X2700</text:p>
          </table:table-cell>
          <table:table-cell table:formula="of:= &quot;Y&quot; &amp; [.D218]" office:value-type="string" office:string-value="Y1185.7">
            <text:p>Y1185.7</text:p>
          </table:table-cell>
          <table:table-cell table:formula="of:=[.D217]+[.$I$4]" office:value-type="float" office:value="1185.7">
            <text:p>1185.7</text:p>
          </table:table-cell>
          <table:table-cell table:number-columns-repeated="5"/>
        </table:table-row>
        <table:table-row table:style-name="ro1">
          <table:table-cell office:value-type="string">
            <text:p>N218</text:p>
          </table:table-cell>
          <table:table-cell table:formula="of:=[.B218]" office:value-type="string" office:string-value="X2700">
            <text:p>X2700</text:p>
          </table:table-cell>
          <table:table-cell table:formula="of:= &quot;Y&quot; &amp; [.D219]" office:value-type="string" office:string-value="Y1190.49166666667">
            <text:p>Y1190.49166666667</text:p>
          </table:table-cell>
          <table:table-cell table:formula="of:=[.D218]+[.$I$4]" office:value-type="float" office:value="1190.49166666667">
            <text:p>1190.4916666667</text:p>
          </table:table-cell>
          <table:table-cell table:number-columns-repeated="5"/>
        </table:table-row>
        <table:table-row table:style-name="ro1">
          <table:table-cell office:value-type="string">
            <text:p>N219</text:p>
          </table:table-cell>
          <table:table-cell table:formula="of:=[.B219]" office:value-type="string" office:string-value="X2700">
            <text:p>X2700</text:p>
          </table:table-cell>
          <table:table-cell table:formula="of:= &quot;Y&quot; &amp; [.D220]" office:value-type="string" office:string-value="Y1195.28333333333">
            <text:p>Y1195.28333333333</text:p>
          </table:table-cell>
          <table:table-cell table:formula="of:=[.D219]+[.$I$4]" office:value-type="float" office:value="1195.28333333333">
            <text:p>1195.2833333333</text:p>
          </table:table-cell>
          <table:table-cell table:number-columns-repeated="5"/>
        </table:table-row>
        <table:table-row table:style-name="ro1">
          <table:table-cell office:value-type="string">
            <text:p>N220</text:p>
          </table:table-cell>
          <table:table-cell table:formula="of:=[.B220]" office:value-type="string" office:string-value="X2700">
            <text:p>X2700</text:p>
          </table:table-cell>
          <table:table-cell table:formula="of:= &quot;Y&quot; &amp; [.D221]" office:value-type="string" office:string-value="Y1200.075">
            <text:p>Y1200.075</text:p>
          </table:table-cell>
          <table:table-cell table:formula="of:=[.D220]+[.$I$4]" office:value-type="float" office:value="1200.075">
            <text:p>1200.075</text:p>
          </table:table-cell>
          <table:table-cell table:number-columns-repeated="5"/>
        </table:table-row>
        <table:table-row table:style-name="ro1">
          <table:table-cell office:value-type="string">
            <text:p>N221</text:p>
          </table:table-cell>
          <table:table-cell table:formula="of:=[.B221]" office:value-type="string" office:string-value="X2700">
            <text:p>X2700</text:p>
          </table:table-cell>
          <table:table-cell table:formula="of:= &quot;Y&quot; &amp; [.D222]" office:value-type="string" office:string-value="Y1204.86666666667">
            <text:p>Y1204.86666666667</text:p>
          </table:table-cell>
          <table:table-cell table:formula="of:=[.D221]+[.$I$4]" office:value-type="float" office:value="1204.86666666667">
            <text:p>1204.8666666667</text:p>
          </table:table-cell>
          <table:table-cell table:number-columns-repeated="5"/>
        </table:table-row>
        <table:table-row table:style-name="ro1">
          <table:table-cell office:value-type="string">
            <text:p>N222</text:p>
          </table:table-cell>
          <table:table-cell table:formula="of:=[.B222]" office:value-type="string" office:string-value="X2700">
            <text:p>X2700</text:p>
          </table:table-cell>
          <table:table-cell table:formula="of:= &quot;Y&quot; &amp; [.D223]" office:value-type="string" office:string-value="Y1209.65833333333">
            <text:p>Y1209.65833333333</text:p>
          </table:table-cell>
          <table:table-cell table:formula="of:=[.D222]+[.$I$4]" office:value-type="float" office:value="1209.65833333333">
            <text:p>1209.6583333333</text:p>
          </table:table-cell>
          <table:table-cell table:number-columns-repeated="5"/>
        </table:table-row>
        <table:table-row table:style-name="ro1">
          <table:table-cell office:value-type="string">
            <text:p>N223</text:p>
          </table:table-cell>
          <table:table-cell table:formula="of:=[.B223]" office:value-type="string" office:string-value="X2700">
            <text:p>X2700</text:p>
          </table:table-cell>
          <table:table-cell table:formula="of:= &quot;Y&quot; &amp; [.D224]" office:value-type="string" office:string-value="Y1214.45">
            <text:p>Y1214.45</text:p>
          </table:table-cell>
          <table:table-cell table:formula="of:=[.D223]+[.$I$4]" office:value-type="float" office:value="1214.45">
            <text:p>1214.45</text:p>
          </table:table-cell>
          <table:table-cell table:number-columns-repeated="5"/>
        </table:table-row>
        <table:table-row table:style-name="ro1">
          <table:table-cell office:value-type="string">
            <text:p>N224</text:p>
          </table:table-cell>
          <table:table-cell table:formula="of:=[.B224]" office:value-type="string" office:string-value="X2700">
            <text:p>X2700</text:p>
          </table:table-cell>
          <table:table-cell table:formula="of:= &quot;Y&quot; &amp; [.D225]" office:value-type="string" office:string-value="Y1219.24166666667">
            <text:p>Y1219.24166666667</text:p>
          </table:table-cell>
          <table:table-cell table:formula="of:=[.D224]+[.$I$4]" office:value-type="float" office:value="1219.24166666667">
            <text:p>1219.2416666667</text:p>
          </table:table-cell>
          <table:table-cell table:number-columns-repeated="5"/>
        </table:table-row>
        <table:table-row table:style-name="ro1">
          <table:table-cell office:value-type="string">
            <text:p>N225</text:p>
          </table:table-cell>
          <table:table-cell table:formula="of:=[.B225]" office:value-type="string" office:string-value="X2700">
            <text:p>X2700</text:p>
          </table:table-cell>
          <table:table-cell table:formula="of:= &quot;Y&quot; &amp; [.D226]" office:value-type="string" office:string-value="Y1224.03333333333">
            <text:p>Y1224.03333333333</text:p>
          </table:table-cell>
          <table:table-cell table:formula="of:=[.D225]+[.$I$4]" office:value-type="float" office:value="1224.03333333333">
            <text:p>1224.0333333333</text:p>
          </table:table-cell>
          <table:table-cell table:number-columns-repeated="5"/>
        </table:table-row>
        <table:table-row table:style-name="ro1">
          <table:table-cell office:value-type="string">
            <text:p>N226</text:p>
          </table:table-cell>
          <table:table-cell table:formula="of:=[.B226]" office:value-type="string" office:string-value="X2700">
            <text:p>X2700</text:p>
          </table:table-cell>
          <table:table-cell table:formula="of:= &quot;Y&quot; &amp; [.D227]" office:value-type="string" office:string-value="Y1228.825">
            <text:p>Y1228.825</text:p>
          </table:table-cell>
          <table:table-cell table:formula="of:=[.D226]+[.$I$4]" office:value-type="float" office:value="1228.825">
            <text:p>1228.825</text:p>
          </table:table-cell>
          <table:table-cell table:number-columns-repeated="5"/>
        </table:table-row>
        <table:table-row table:style-name="ro1">
          <table:table-cell office:value-type="string">
            <text:p>N227</text:p>
          </table:table-cell>
          <table:table-cell table:formula="of:=[.B227]" office:value-type="string" office:string-value="X2700">
            <text:p>X2700</text:p>
          </table:table-cell>
          <table:table-cell table:formula="of:= &quot;Y&quot; &amp; [.D228]" office:value-type="string" office:string-value="Y1233.61666666667">
            <text:p>Y1233.61666666667</text:p>
          </table:table-cell>
          <table:table-cell table:formula="of:=[.D227]+[.$I$4]" office:value-type="float" office:value="1233.61666666667">
            <text:p>1233.6166666667</text:p>
          </table:table-cell>
          <table:table-cell table:number-columns-repeated="5"/>
        </table:table-row>
        <table:table-row table:style-name="ro1">
          <table:table-cell office:value-type="string">
            <text:p>N228</text:p>
          </table:table-cell>
          <table:table-cell table:formula="of:=[.B228]" office:value-type="string" office:string-value="X2700">
            <text:p>X2700</text:p>
          </table:table-cell>
          <table:table-cell table:formula="of:= &quot;Y&quot; &amp; [.D229]" office:value-type="string" office:string-value="Y1238.40833333333">
            <text:p>Y1238.40833333333</text:p>
          </table:table-cell>
          <table:table-cell table:formula="of:=[.D228]+[.$I$4]" office:value-type="float" office:value="1238.40833333333">
            <text:p>1238.4083333333</text:p>
          </table:table-cell>
          <table:table-cell table:number-columns-repeated="5"/>
        </table:table-row>
        <table:table-row table:style-name="ro1">
          <table:table-cell office:value-type="string">
            <text:p>N229</text:p>
          </table:table-cell>
          <table:table-cell table:formula="of:=[.B229]" office:value-type="string" office:string-value="X2700">
            <text:p>X2700</text:p>
          </table:table-cell>
          <table:table-cell table:formula="of:= &quot;Y&quot; &amp; [.D230]" office:value-type="string" office:string-value="Y1243.2">
            <text:p>Y1243.2</text:p>
          </table:table-cell>
          <table:table-cell table:formula="of:=[.D229]+[.$I$4]" office:value-type="float" office:value="1243.2">
            <text:p>1243.2</text:p>
          </table:table-cell>
          <table:table-cell table:number-columns-repeated="5"/>
        </table:table-row>
        <table:table-row table:style-name="ro1">
          <table:table-cell office:value-type="string">
            <text:p>N230</text:p>
          </table:table-cell>
          <table:table-cell table:formula="of:=[.B230]" office:value-type="string" office:string-value="X2700">
            <text:p>X2700</text:p>
          </table:table-cell>
          <table:table-cell table:formula="of:= &quot;Y&quot; &amp; [.D231]" office:value-type="string" office:string-value="Y1247.99166666667">
            <text:p>Y1247.99166666667</text:p>
          </table:table-cell>
          <table:table-cell table:formula="of:=[.D230]+[.$I$4]" office:value-type="float" office:value="1247.99166666667">
            <text:p>1247.9916666667</text:p>
          </table:table-cell>
          <table:table-cell table:number-columns-repeated="5"/>
        </table:table-row>
        <table:table-row table:style-name="ro1">
          <table:table-cell office:value-type="string">
            <text:p>N231</text:p>
          </table:table-cell>
          <table:table-cell table:formula="of:=[.B231]" office:value-type="string" office:string-value="X2700">
            <text:p>X2700</text:p>
          </table:table-cell>
          <table:table-cell table:formula="of:= &quot;Y&quot; &amp; [.D232]" office:value-type="string" office:string-value="Y1252.78333333333">
            <text:p>Y1252.78333333333</text:p>
          </table:table-cell>
          <table:table-cell table:formula="of:=[.D231]+[.$I$4]" office:value-type="float" office:value="1252.78333333333">
            <text:p>1252.7833333333</text:p>
          </table:table-cell>
          <table:table-cell table:number-columns-repeated="5"/>
        </table:table-row>
        <table:table-row table:style-name="ro1">
          <table:table-cell office:value-type="string">
            <text:p>N232</text:p>
          </table:table-cell>
          <table:table-cell table:formula="of:=[.B232]" office:value-type="string" office:string-value="X2700">
            <text:p>X2700</text:p>
          </table:table-cell>
          <table:table-cell table:formula="of:= &quot;Y&quot; &amp; [.D233]" office:value-type="string" office:string-value="Y1257.575">
            <text:p>Y1257.575</text:p>
          </table:table-cell>
          <table:table-cell table:formula="of:=[.D232]+[.$I$4]" office:value-type="float" office:value="1257.575">
            <text:p>1257.575</text:p>
          </table:table-cell>
          <table:table-cell table:number-columns-repeated="5"/>
        </table:table-row>
        <table:table-row table:style-name="ro1">
          <table:table-cell office:value-type="string">
            <text:p>N233</text:p>
          </table:table-cell>
          <table:table-cell table:formula="of:=[.B233]" office:value-type="string" office:string-value="X2700">
            <text:p>X2700</text:p>
          </table:table-cell>
          <table:table-cell table:formula="of:= &quot;Y&quot; &amp; [.D234]" office:value-type="string" office:string-value="Y1262.36666666667">
            <text:p>Y1262.36666666667</text:p>
          </table:table-cell>
          <table:table-cell table:formula="of:=[.D233]+[.$I$4]" office:value-type="float" office:value="1262.36666666667">
            <text:p>1262.3666666667</text:p>
          </table:table-cell>
          <table:table-cell table:number-columns-repeated="5"/>
        </table:table-row>
        <table:table-row table:style-name="ro1">
          <table:table-cell office:value-type="string">
            <text:p>N234</text:p>
          </table:table-cell>
          <table:table-cell table:formula="of:=[.B234]" office:value-type="string" office:string-value="X2700">
            <text:p>X2700</text:p>
          </table:table-cell>
          <table:table-cell table:formula="of:= &quot;Y&quot; &amp; [.D235]" office:value-type="string" office:string-value="Y1267.15833333333">
            <text:p>Y1267.15833333333</text:p>
          </table:table-cell>
          <table:table-cell table:formula="of:=[.D234]+[.$I$4]" office:value-type="float" office:value="1267.15833333333">
            <text:p>1267.1583333333</text:p>
          </table:table-cell>
          <table:table-cell table:number-columns-repeated="5"/>
        </table:table-row>
        <table:table-row table:style-name="ro1">
          <table:table-cell office:value-type="string">
            <text:p>N235</text:p>
          </table:table-cell>
          <table:table-cell table:formula="of:=[.B235]" office:value-type="string" office:string-value="X2700">
            <text:p>X2700</text:p>
          </table:table-cell>
          <table:table-cell table:formula="of:= &quot;Y&quot; &amp; [.D236]" office:value-type="string" office:string-value="Y1271.95">
            <text:p>Y1271.95</text:p>
          </table:table-cell>
          <table:table-cell table:formula="of:=[.D235]+[.$I$4]" office:value-type="float" office:value="1271.95">
            <text:p>1271.95</text:p>
          </table:table-cell>
          <table:table-cell table:number-columns-repeated="5"/>
        </table:table-row>
        <table:table-row table:style-name="ro1">
          <table:table-cell office:value-type="string">
            <text:p>N236</text:p>
          </table:table-cell>
          <table:table-cell table:formula="of:=[.B236]" office:value-type="string" office:string-value="X2700">
            <text:p>X2700</text:p>
          </table:table-cell>
          <table:table-cell table:formula="of:= &quot;Y&quot; &amp; [.D237]" office:value-type="string" office:string-value="Y1276.74166666667">
            <text:p>Y1276.74166666667</text:p>
          </table:table-cell>
          <table:table-cell table:formula="of:=[.D236]+[.$I$4]" office:value-type="float" office:value="1276.74166666667">
            <text:p>1276.7416666667</text:p>
          </table:table-cell>
          <table:table-cell table:number-columns-repeated="5"/>
        </table:table-row>
        <table:table-row table:style-name="ro1">
          <table:table-cell office:value-type="string">
            <text:p>N237</text:p>
          </table:table-cell>
          <table:table-cell table:formula="of:=[.B237]" office:value-type="string" office:string-value="X2700">
            <text:p>X2700</text:p>
          </table:table-cell>
          <table:table-cell table:formula="of:= &quot;Y&quot; &amp; [.D238]" office:value-type="string" office:string-value="Y1281.53333333333">
            <text:p>Y1281.53333333333</text:p>
          </table:table-cell>
          <table:table-cell table:formula="of:=[.D237]+[.$I$4]" office:value-type="float" office:value="1281.53333333333">
            <text:p>1281.5333333333</text:p>
          </table:table-cell>
          <table:table-cell table:number-columns-repeated="5"/>
        </table:table-row>
        <table:table-row table:style-name="ro1">
          <table:table-cell office:value-type="string">
            <text:p>N238</text:p>
          </table:table-cell>
          <table:table-cell table:formula="of:=[.B238]" office:value-type="string" office:string-value="X2700">
            <text:p>X2700</text:p>
          </table:table-cell>
          <table:table-cell table:formula="of:= &quot;Y&quot; &amp; [.D239]" office:value-type="string" office:string-value="Y1286.325">
            <text:p>Y1286.325</text:p>
          </table:table-cell>
          <table:table-cell table:formula="of:=[.D238]+[.$I$4]" office:value-type="float" office:value="1286.325">
            <text:p>1286.325</text:p>
          </table:table-cell>
          <table:table-cell table:number-columns-repeated="5"/>
        </table:table-row>
        <table:table-row table:style-name="ro1">
          <table:table-cell office:value-type="string">
            <text:p>N239</text:p>
          </table:table-cell>
          <table:table-cell table:formula="of:=[.B239]" office:value-type="string" office:string-value="X2700">
            <text:p>X2700</text:p>
          </table:table-cell>
          <table:table-cell table:formula="of:= &quot;Y&quot; &amp; [.D240]" office:value-type="string" office:string-value="Y1291.11666666667">
            <text:p>Y1291.11666666667</text:p>
          </table:table-cell>
          <table:table-cell table:formula="of:=[.D239]+[.$I$4]" office:value-type="float" office:value="1291.11666666667">
            <text:p>1291.1166666667</text:p>
          </table:table-cell>
          <table:table-cell table:number-columns-repeated="5"/>
        </table:table-row>
        <table:table-row table:style-name="ro1">
          <table:table-cell office:value-type="string">
            <text:p>N240</text:p>
          </table:table-cell>
          <table:table-cell table:formula="of:=[.B240]" office:value-type="string" office:string-value="X2700">
            <text:p>X2700</text:p>
          </table:table-cell>
          <table:table-cell table:formula="of:= &quot;Y&quot; &amp; [.D241]" office:value-type="string" office:string-value="Y1295.90833333333">
            <text:p>Y1295.90833333333</text:p>
          </table:table-cell>
          <table:table-cell table:formula="of:=[.D240]+[.$I$4]" office:value-type="float" office:value="1295.90833333333">
            <text:p>1295.9083333333</text:p>
          </table:table-cell>
          <table:table-cell table:number-columns-repeated="5"/>
        </table:table-row>
        <table:table-row table:style-name="ro1" table:number-rows-repeated="104833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4/09/2017</text:date>, <text:time>14:5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to DUNE</meta:initial-creator>
    <meta:creation-date>2017-08-24T10:06:30.41</meta:creation-date>
    <dc:date>2017-09-04T14:53:47.52</dc:date>
    <dc:creator>Proto DUNE</dc:creator>
    <meta:editing-duration>P3DT23H20M29S</meta:editing-duration>
    <meta:editing-cycles>3</meta:editing-cycles>
    <meta:generator>OpenOffice/4.1.3$Win32 OpenOffice.org_project/413m1$Build-9783</meta:generator>
    <meta:document-statistic meta:table-count="3" meta:cell-count="969" meta:object-count="0"/>
  </office:meta>
</office:document-meta>
</file>